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Thu Jan 04 13:11:13 2024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Thu Jan 04 13:11:13 2024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g id="layer1">
          <draw:g id="g475">
            <draw:path id="path707" draw:style-name="style0" draw:layer="layout" svg:x="0.000cm" svg:y="0.000cm" svg:width="31.750cm" svg:height="10.583cm" svg:viewBox="0.0 0.0 31750.002 10583.333" svg:d="M 0.000 5291.666 L 0.000 0.000 L 15875.001 0.000 L 31750.002 0.000 L 31750.002 5291.666 L 31750.002 10583.333 L 15875.001 10583.333 L 0.000 10583.333 L 0.000 5291.666 ZM 24056.098 8702.146 C 24068.989 8680.318 24493.757 7944.055 25000.029 7066.007 C 25541.563 6126.802 25918.502 5462.348 25915.613 5452.049 C 25912.910 5442.420 25486.615 4701.117 24968.287 3804.708 L 24025.872 2174.875 L 22122.753 2174.875 L 20219.633 2174.875 L 19270.572 3820.372 C 18748.588 4725.395 18322.888 5468.345 18324.572 5471.372 C 18340.589 5500.169 20114.895 8570.437 20157.996 8643.937 L 20215.403 8741.833 L 22124.032 8741.833 L 24032.660 8741.833 L 24056.098 8702.146 ZM 20309.418 5417.968 L 20309.418 3522.853 L 20772.439 3526.826 C 21290.946 3531.274 21289.568 3531.105 21451.177 3610.230 C 21603.079 3684.604 21710.013 3812.868 21770.101 3992.776 C 21823.460 4152.535 21828.168 4205.578 21827.618 4640.791 C 21827.111 5042.946 21827.111 5042.961 21798.799 5147.425 C 21721.149 5433.952 21566.228 5593.727 21300.050 5661.804 C 21174.052 5694.029 21030.332 5704.417 20710.463 5704.417 L 20415.251 5704.417 L 20415.251 6508.750 L 20415.251 7313.083 L 20362.335 7313.083 L 20309.418 7313.083 L 20309.418 5417.968 ZM 21227.205 5567.585 C 21425.719 5526.619 21553.887 5435.280 21632.084 5279.046 C 21707.001 5129.365 21711.771 5089.004 21711.255 4609.042 C 21710.820 4205.926 21709.686 4181.665 21687.449 4101.042 C 21620.788 3859.318 21490.495 3719.278 21272.022 3654.537 C 21224.732 3640.523 21142.048 3636.606 20814.772 3632.877 L 20415.251 3628.324 L 20415.251 4608.162 L 20415.251 5588.000 L 20772.439 5587.850 C 21081.927 5587.730 21142.657 5585.021 21227.205 5567.574 L 21227.205 5567.585 ZM 23103.416 6543.146 L 23103.415 5773.208 L 22679.043 4688.416 C 22445.638 4091.781 22248.208 3585.766 22240.306 3563.937 L 22225.940 3524.250 L 22281.205 3524.250 L 22336.470 3524.250 L 22748.312 4566.708 C 22974.826 5140.060 23163.319 5609.167 23167.186 5609.167 C 23171.053 5609.167 23359.503 5140.102 23585.963 4566.802 L 23997.710 3524.438 L 24054.506 3524.348 C 24103.495 3524.258 24110.608 3526.802 24106.245 3542.775 C 24103.464 3552.961 23902.882 4059.307 23660.510 4667.987 L 23219.835 5774.680 L 23219.835 6543.884 L 23219.835 7313.089 L 23161.627 7313.089 L 23103.418 7313.089 L 23103.416 6543.146 ZM 11399.631 7318.328 C 11661.184 7265.543 11869.235 7079.858 11956.911 6820.958 C 12018.719 6638.446 12015.964 6697.283 12020.095 5471.583 C 12022.579 4734.433 12020.085 4311.425 12012.884 4248.983 C 11955.102 3747.952 11655.056 3471.101 11170.709 3471.912 C 11004.868 3472.182 10851.285 3509.939 10732.218 3579.689 C 10699.809 3598.675 10637.488 3649.927 10593.727 3693.583 C 10451.070 3835.897 10373.611 4035.337 10350.026 4321.048 C 10342.298 4414.678 10339.920 4807.037 10342.830 5508.625 C 10347.565 6650.356 10346.235 6624.349 10409.639 6814.819 C 10489.364 7054.317 10658.157 7225.999 10884.959 7298.272 C 11030.196 7344.553 11230.924 7352.375 11399.631 7318.328 ZM 11021.503 7085.692 C 10849.625 7048.298 10740.404 6947.362 10666.851 6757.938 C 10603.782 6595.515 10603.268 6583.479 10606.884 5355.167 L 10610.170 4238.625 L 10633.963 4153.958 C 10720.743 3845.133 10880.644 3714.750 11172.604 3714.750 C 11353.338 3714.750 11463.321 3749.856 11556.943 3837.428 C 11664.460 3937.997 11737.321 4108.199 11757.487 4305.892 C 11771.614 4444.374 11772.177 6356.800 11758.132 6498.167 C 11744.783 6632.539 11724.196 6708.030 11671.618 6815.405 C 11596.808 6968.178 11491.842 7050.960 11329.274 7085.396 C 11239.258 7104.463 11108.360 7104.589 11021.503 7085.695 L 11021.503 7085.692 ZM 15505.964 7318.328 C 15767.518 7265.543 15975.569 7079.858 16063.245 6820.958 C 16125.052 6638.446 16122.298 6697.283 16126.428 5471.583 C 16128.912 4734.433 16126.419 4311.425 16119.218 4248.983 C 16061.436 3747.952 15761.390 3471.101 15277.042 3471.912 C 15111.202 3472.182 14957.619 3509.939 14838.552 3579.689 C 14806.142 3598.675 14743.822 3649.927 14700.060 3693.583 C 14557.403 3835.897 14479.944 4035.337 14456.360 4321.048 C 14448.631 4414.678 14446.254 4807.037 14449.163 5508.625 C 14453.898 6650.356 14452.568 6624.349 14515.973 6814.819 C 14595.697 7054.317 14764.491 7225.999 14991.293 7298.272 C 15136.530 7344.553 15337.258 7352.375 15505.964 7318.328 ZM 15127.837 7085.692 C 14955.958 7048.298 14846.738 6947.362 14773.185 6757.938 C 14710.116 6595.515 14709.601 6583.479 14713.218 5355.167 L 14716.504 4238.625 L 14740.296 4153.958 C 14827.076 3845.133 14986.978 3714.750 15278.938 3714.750 C 15459.672 3714.750 15569.655 3749.856 15663.276 3837.428 C 15770.793 3937.997 15843.654 4108.199 15863.821 4305.892 C 15877.947 4444.374 15878.510 6356.800 15864.466 6498.167 C 15851.117 6632.539 15830.530 6708.030 15777.952 6815.405 C 15703.142 6968.178 15598.176 7050.960 15435.608 7085.396 C 15345.592 7104.463 15214.694 7104.589 15127.836 7085.695 L 15127.837 7085.692 ZM 8530.167 6454.516 L 8530.167 5606.532 L 8813.271 5612.241 C 9131.209 5618.652 9206.173 5629.704 9332.176 5688.743 C 9465.592 5751.256 9550.084 5856.598 9595.159 6016.625 C 9610.256 6070.222 9614.220 6159.349 9620.580 6588.125 C 9628.455 7119.066 9632.450 7164.506 9680.015 7264.251 L 9698.254 7302.500 L 9834.759 7302.500 C 9909.837 7302.500 9969.426 7298.928 9967.179 7294.562 C 9894.513 7153.397 9893.474 7144.607 9884.920 6598.708 C 9878.528 6190.804 9873.871 6086.231 9859.040 6017.602 C 9801.685 5752.188 9668.115 5587.114 9450.863 5513.151 C 9410.147 5499.290 9376.834 5485.020 9376.834 5481.441 C 9376.834 5477.862 9397.075 5468.958 9421.813 5461.654 C 9542.898 5425.905 9685.071 5318.122 9754.976 5209.079 C 9842.479 5072.586 9871.632 4940.887 9880.771 4640.791 C 9894.225 4199.060 9854.488 3974.020 9729.957 3786.700 C 9656.185 3675.731 9568.039 3608.428 9431.625 3558.913 C 9300.420 3511.288 9196.331 3503.213 8712.730 3503.146 L 8265.584 3503.086 L 8265.584 5402.794 L 8265.584 7302.502 L 8397.875 7302.502 L 8530.167 7302.502 L 8530.167 6454.516 ZM 8530.167 4562.788 L 8530.167 3746.500 L 8850.313 3746.650 C 9195.624 3746.830 9254.718 3753.547 9354.361 3804.040 C 9459.632 3857.385 9520.989 3933.147 9570.722 4071.199 C 9613.799 4190.771 9622.743 4295.913 9617.601 4622.233 C 9613.935 4854.861 9609.260 4929.159 9595.123 4979.452 C 9551.231 5135.595 9473.449 5237.247 9352.192 5296.935 C 9233.953 5355.137 9156.667 5366.274 8823.855 5373.072 L 8530.167 5379.070 L 8530.167 4562.782 L 8530.167 4562.788 ZM 13557.078 7272.111 C 13825.890 7190.747 13978.365 7017.366 14051.162 6710.278 C 14073.026 6618.043 14083.485 6043.309 14065.727 5909.863 C 14040.098 5717.277 13968.564 5553.365 13864.895 5449.682 C 13803.479 5388.258 13664.199 5309.374 13593.865 5296.180 C 13545.247 5287.059 13547.685 5276.677 13602.230 5260.560 C 13682.552 5236.828 13787.992 5174.390 13837.961 5120.969 C 13894.355 5060.679 13938.409 4972.518 13972.131 4852.458 C 13994.560 4772.608 13995.913 4748.225 13995.913 4423.833 C 13995.913 4100.794 13994.482 4074.726 13972.382 3995.208 C 13935.879 3863.873 13880.716 3761.379 13806.506 3687.014 C 13734.873 3615.231 13672.782 3579.553 13562.276 3546.677 C 13439.177 3510.055 13327.977 3503.083 12866.966 3503.083 L 12424.834 3503.083 L 12424.834 5403.420 L 12424.834 7303.756 L 12951.355 7299.920 C 13462.326 7296.197 13480.215 7295.376 13557.078 7272.111 ZM 12689.417 6243.248 L 12689.417 5416.830 L 13014.855 5421.295 C 13279.578 5424.926 13352.140 5429.123 13403.792 5443.788 C 13631.014 5508.298 13747.230 5629.398 13797.650 5854.195 C 13824.214 5972.632 13824.118 6509.845 13797.500 6635.750 C 13759.053 6817.675 13671.202 6948.399 13546.334 7009.491 C 13443.343 7059.878 13355.448 7069.667 13005.973 7069.667 L 12689.405 7069.667 L 12689.417 6243.248 ZM 12689.417 4460.875 L 12689.417 3746.500 L 13014.855 3746.650 C 13370.152 3746.830 13430.267 3753.890 13527.796 3806.973 C 13625.275 3860.027 13684.933 3949.755 13723.314 4101.035 C 13750.545 4208.368 13750.952 4711.894 13723.896 4818.151 C 13686.682 4964.290 13616.981 5055.458 13499.661 5111.449 C 13393.155 5162.279 13285.208 5175.243 12968.489 5175.243 L 12689.417 5175.243 L 12689.417 4460.875 ZM 17441.334 5524.500 L 17441.334 3746.500 L 17827.626 3746.500 L 18213.918 3746.500 L 18213.918 3624.792 L 18213.918 3503.083 L 17314.334 3503.083 L 16414.751 3503.083 L 16414.751 3624.792 L 16414.751 3746.500 L 16801.043 3746.500 L 17187.334 3746.500 L 17187.334 5524.500 L 17187.334 7302.500 L 17314.334 7302.500 L 17441.334 7302.500 L 17441.334 5524.500 ZM 17696.193 3404.915 C 17715.849 3391.669 17745.988 3359.902 17763.167 3334.323 C 17787.096 3298.694 18169.491 2335.696 18207.811 2214.562 C 18214.438 2193.615 18211.656 2190.750 18184.693 2190.750 C 18154.162 2190.750 18153.446 2192.290 18002.536 2582.333 C 17870.506 2923.580 17832.918 3007.981 17832.918 2963.194 C 17832.918 2957.296 17763.179 2781.084 17677.943 2571.611 C 17523.226 2191.385 17522.916 2190.750 17491.602 2190.750 C 17466.104 2190.750 17461.554 2194.214 17467.277 2209.271 C 17471.150 2219.457 17550.931 2417.204 17644.569 2648.708 L 17814.819 3069.625 L 17778.889 3166.929 C 17740.680 3270.407 17695.017 3341.120 17652.517 3362.627 C 17638.231 3369.856 17602.049 3375.841 17572.113 3375.927 C 17519.593 3376.077 17504.834 3385.588 17504.834 3419.282 C 17504.834 3424.627 17539.849 3429.000 17582.644 3429.000 C 17646.071 3429.000 17667.061 3424.548 17696.193 3404.915 ZM 9980.084 3192.271 L 9980.084 2966.126 L 10016.617 3000.581 C 10082.282 3062.511 10142.456 3084.609 10256.385 3088.632 C 10384.212 3093.146 10444.405 3070.857 10514.285 2993.134 C 10598.591 2899.365 10636.035 2735.524 10615.196 2551.574 C 10596.285 2384.632 10541.484 2279.584 10440.884 2217.435 C 10391.445 2186.892 10383.868 2185.459 10271.916 2185.474 C 10137.633 2185.495 10096.249 2200.602 10022.581 2276.512 L 9981.284 2319.066 L 9974.025 2254.908 C 9968.025 2201.869 9963.335 2190.750 9946.967 2190.750 C 9927.851 2190.750 9927.167 2211.932 9927.167 2804.583 L 9927.167 3418.417 L 9953.626 3418.417 L 9980.084 3418.417 L 9980.084 3192.271 ZM 10170.515 3027.528 C 10123.114 3013.109 10081.294 2987.026 10047.829 2951.007 C 9978.813 2876.725 9980.084 2882.303 9980.084 2653.710 C 9980.084 2453.123 9981.188 2441.867 10005.595 2393.702 C 10038.087 2329.583 10114.232 2259.134 10166.830 2244.529 C 10230.803 2226.766 10339.243 2230.838 10387.633 2252.821 C 10507.489 2307.270 10569.609 2461.371 10559.623 2679.474 C 10553.896 2804.542 10533.915 2873.311 10482.864 2943.658 C 10433.250 3012.026 10376.045 3037.667 10275.722 3036.507 C 10232.448 3036.006 10185.105 3031.966 10170.515 3027.528 ZM 11321.152 3073.261 C 11428.360 3037.119 11519.860 2938.211 11556.835 2818.500 C 11586.594 2722.156 11586.532 2548.146 11556.715 2451.582 C 11535.936 2384.305 11483.012 2300.630 11436.687 2261.811 C 11371.638 2207.303 11311.010 2186.754 11202.468 2182.426 C 11111.954 2178.817 11087.491 2181.647 11033.463 2201.981 C 10954.441 2231.720 10873.950 2309.404 10833.509 2394.961 C 10771.526 2526.092 10771.526 2744.408 10833.509 2875.539 C 10872.446 2957.914 10954.691 3038.802 11028.208 3067.025 C 11101.795 3095.274 11246.713 3098.359 11321.161 3073.261 L 11321.152 3073.261 ZM 11060.151 3019.131 C 10998.445 2997.345 10917.745 2915.826 10881.659 2838.829 C 10855.184 2782.339 10853.209 2768.207 10853.209 2635.250 C 10853.209 2498.594 10854.565 2489.611 10884.330 2428.875 C 10923.996 2347.939 11000.882 2272.400 11066.275 2250.119 C 11141.877 2224.359 11254.339 2227.879 11319.091 2258.032 C 11386.985 2289.648 11464.069 2375.022 11495.308 2453.199 C 11515.507 2503.747 11519.421 2533.298 11519.421 2635.250 C 11519.421 2737.202 11515.507 2766.753 11495.308 2817.301 C 11464.069 2895.478 11386.985 2980.852 11319.091 3012.468 C 11255.123 3042.256 11134.444 3045.361 11060.151 3019.131 ZM 13533.115 3074.360 C 13587.127 3058.320 13685.693 2998.986 13691.181 2979.208 C 13692.795 2973.387 13687.377 2959.712 13679.140 2948.818 C 13664.833 2929.900 13662.141 2930.741 13619.106 2967.578 C 13562.604 3015.941 13491.562 3037.417 13388.074 3037.417 C 13322.762 3037.417 13297.069 3032.265 13253.096 3010.353 C 13137.446 2952.722 13069.105 2836.706 13061.751 2685.521 L 13057.246 2592.917 L 13391.915 2592.917 L 13726.584 2592.917 L 13726.584 2530.531 C 13726.584 2444.668 13692.993 2342.356 13647.259 2288.926 C 13626.288 2264.426 13581.111 2230.799 13544.772 2212.640 C 13486.407 2183.475 13469.889 2180.167 13382.626 2180.167 C 13295.397 2180.167 13278.833 2183.481 13220.582 2212.589 C 13098.404 2273.642 13024.415 2389.475 13003.931 2551.765 C 12972.309 2802.285 13072.569 3009.009 13257.721 3075.052 C 13312.256 3094.504 13466.588 3094.116 13533.115 3074.359 L 13533.115 3074.360 ZM 13065.749 2510.896 C 13084.191 2404.429 13164.989 2293.923 13253.917 2253.546 C 13322.655 2222.335 13442.630 2225.501 13512.609 2260.373 C 13600.163 2304.003 13653.313 2384.161 13668.195 2495.021 L 13675.654 2550.583 L 13367.264 2550.583 L 13058.875 2550.583 L 13065.749 2510.896 ZM 14930.115 3074.360 C 14984.127 3058.320 15082.693 2998.986 15088.181 2979.208 C 15089.795 2973.387 15084.377 2959.712 15076.140 2948.818 C 15061.834 2929.900 15059.141 2930.741 15016.106 2967.577 C 14959.604 3015.941 14888.562 3037.417 14785.074 3037.417 C 14719.763 3037.417 14694.069 3032.265 14650.096 3010.353 C 14534.446 2952.722 14466.105 2836.706 14458.751 2685.521 L 14454.246 2592.917 L 14788.915 2592.917 L 15123.584 2592.917 L 15123.584 2530.531 C 15123.584 2444.668 15089.993 2342.356 15044.259 2288.926 C 15023.288 2264.426 14978.111 2230.799 14941.772 2212.640 C 14883.407 2183.475 14866.889 2180.167 14779.626 2180.167 C 14692.397 2180.167 14675.833 2183.481 14617.582 2212.589 C 14495.404 2273.642 14421.415 2389.475 14400.931 2551.765 C 14369.309 2802.285 14469.569 3009.009 14654.721 3075.052 C 14709.256 3094.504 14863.588 3094.116 14930.115 3074.359 L 14930.115 3074.360 ZM 14462.749 2510.896 C 14481.191 2404.429 14561.989 2293.923 14650.917 2253.546 C 14719.655 2222.335 14839.630 2225.501 14909.609 2260.373 C 14997.163 2304.003 15050.313 2384.161 15065.195 2495.021 L 15072.654 2550.583 L 14764.264 2550.583 L 14455.875 2550.583 L 14462.749 2510.896 ZM 15798.749 3060.249 C 15823.749 3047.187 15863.040 3019.483 15886.062 2998.685 L 15927.918 2960.870 L 15927.918 3020.310 C 15927.918 3076.657 15929.295 3079.750 15954.376 3079.750 L 15980.834 3079.750 L 15980.834 2434.167 L 15980.834 1788.583 L 15954.376 1788.583 L 15927.918 1788.583 L 15927.918 2059.948 L 15927.918 2331.313 L 15886.926 2284.744 C 15825.712 2215.202 15761.184 2186.641 15654.495 2181.867 C 15538.924 2176.697 15484.734 2192.692 15419.682 2251.180 C 15318.583 2342.076 15274.248 2488.273 15285.554 2693.458 C 15295.736 2878.217 15358.460 3001.498 15472.877 3061.633 C 15528.335 3090.781 15536.216 3092.013 15642.168 3088.101 C 15731.376 3084.807 15762.258 3079.314 15798.749 3060.249 ZM 15509.876 3017.352 C 15420.966 2976.189 15363.402 2875.602 15345.066 2729.372 C 15321.127 2538.460 15378.873 2345.018 15481.804 2271.319 C 15522.982 2241.835 15537.186 2237.982 15617.035 2234.631 C 15696.448 2231.299 15712.569 2233.976 15763.684 2258.984 C 15827.742 2290.325 15863.699 2327.900 15902.046 2403.573 C 15926.764 2452.352 15927.918 2463.522 15927.918 2653.993 L 15927.918 2853.356 L 15898.048 2900.407 C 15862.659 2956.154 15807.372 3000.594 15746.839 3021.952 C 15684.345 3044.001 15562.318 3041.632 15509.876 3017.352 ZM 17140.113 3065.297 C 17206.718 3034.282 17275.194 2957.853 17303.026 2883.466 C 17335.386 2796.978 17348.399 2664.440 17335.613 2551.574 C 17316.702 2384.632 17261.901 2279.584 17161.301 2217.435 C 17111.861 2186.892 17104.286 2185.459 16992.333 2185.474 C 16857.900 2185.495 16822.222 2198.519 16744.937 2275.804 L 16700.501 2320.240 L 16700.501 2054.412 L 16700.501 1788.583 L 16674.043 1788.583 L 16647.584 1788.583 L 16647.584 2434.167 C 16647.584 3064.663 16648.061 3079.750 16667.989 3079.750 C 16684.847 3079.750 16689.691 3069.374 16695.851 3020.072 C 16701.305 2976.414 16705.876 2964.987 16712.880 2977.501 C 16726.043 3001.021 16808.766 3056.692 16856.739 3074.313 C 16878.667 3082.368 16938.735 3089.128 16991.543 3089.484 C 17070.153 3090.015 17096.108 3085.789 17140.113 3065.297 ZM 16890.932 3028.021 C 16842.244 3012.306 16801.349 2986.635 16768.246 2951.007 C 16699.230 2876.725 16700.501 2882.303 16700.501 2653.710 C 16700.501 2453.123 16701.605 2441.867 16726.012 2393.702 C 16758.504 2329.583 16834.650 2259.134 16887.247 2244.529 C 16946.666 2228.030 17054.990 2230.567 17100.361 2249.520 C 17178.698 2282.243 17234.897 2361.362 17266.797 2483.837 C 17285.478 2555.558 17287.386 2703.058 17270.708 2786.107 C 17253.952 2869.537 17200.025 2962.047 17145.801 3000.375 C 17105.141 3029.116 17092.193 3032.336 17009.171 3034.354 C 16958.730 3035.581 16905.523 3032.731 16890.932 3028.021 ZM 12143.192 2738.437 C 12204.314 2550.716 12260.338 2374.503 12267.690 2346.854 C 12275.042 2319.205 12283.844 2296.583 12287.251 2296.583 C 12290.657 2296.583 12299.460 2319.205 12306.812 2346.854 C 12314.163 2374.503 12370.188 2550.716 12431.310 2738.437 L 12542.441 3079.750 L 12572.883 3079.750 C 12592.767 3079.750 12605.192 3073.327 12608.711 3061.229 C 12611.672 3051.043 12669.144 2854.208 12736.424 2623.819 C 12803.704 2393.430 12858.751 2201.740 12858.751 2197.840 C 12858.751 2193.940 12844.784 2190.750 12827.714 2190.750 C 12807.337 2190.750 12794.761 2197.111 12791.096 2209.271 C 12753.657 2333.511 12594.253 2904.409 12588.643 2934.346 C 12584.541 2956.238 12577.984 2976.128 12574.074 2978.545 C 12570.163 2980.962 12534.638 2879.706 12495.130 2753.532 C 12306.799 2152.082 12321.008 2190.750 12288.334 2190.750 C 12259.014 2190.750 12258.887 2191.074 12133.249 2588.675 C 12049.004 2855.284 12005.038 2980.141 12000.019 2967.029 C 11995.899 2956.265 11951.422 2800.988 11901.179 2621.969 C 11766.964 2143.749 11783.883 2190.750 11745.959 2190.750 C 11724.607 2190.750 11715.046 2195.280 11718.041 2203.979 C 11720.546 2211.255 11779.068 2411.280 11848.088 2648.479 L 11973.580 3079.750 L 12002.819 3079.750 C 12031.849 3079.750 12032.860 3077.290 12143.192 2738.437 ZM 13972.161 2770.187 C 13975.915 2421.825 13978.337 2409.584 14061.864 2316.946 C 14115.047 2257.963 14170.412 2233.607 14251.973 2233.316 C 14301.345 2233.139 14318.532 2229.056 14323.410 2216.343 C 14337.064 2180.763 14330.223 2178.045 14236.372 2181.759 C 14154.392 2185.004 14136.514 2189.397 14090.851 2217.517 C 14061.374 2235.669 14023.872 2271.767 14004.397 2300.734 L 13970.001 2351.892 L 13970.001 2288.062 C 13970.001 2210.587 13963.298 2190.750 13937.119 2190.750 C 13917.779 2190.750 13917.084 2206.180 13917.084 2635.250 L 13917.084 3079.750 L 13942.955 3079.750 L 13968.825 3079.750 L 13972.161 2770.187 Z">
              <!-- 432 nodes -->
            </draw:path>
            <draw:path id="path705" draw:style-name="style1" draw:layer="layout" svg:x="20.614cm" svg:y="2.171cm" svg:width="1.274cm" svg:height="0.004cm" svg:viewBox="0.0 0.0 1274.094 4.025" svg:d="M 41349.685 4343.287 C 41633.451 4341.720 42097.794 4341.720 42381.560 4343.287 C 42665.325 4344.855 42433.154 4346.137 41865.622 4346.137 C 41298.091 4346.137 41065.919 4344.855 41349.685 4343.287 Z">
              <!-- 4 nodes -->
            </draw:path>
            <draw:path id="path703" draw:style-name="style2" draw:layer="layout" svg:x="8.525cm" svg:y="3.741cm" svg:width="1.824cm" svg:height="3.241cm" svg:viewBox="0.0 0.0 1824.399 3241.077" svg:d="M 17049.257 10196.561 C 17049.257 9727.984 17050.556 9536.294 17052.146 9770.582 C 17053.736 10004.871 17053.736 10388.252 17052.146 10622.540 C 17050.556 10856.829 17049.257 10665.139 17049.257 10196.561 ZM 18403.623 10323.561 C 18403.623 10128.563 18405.051 10048.792 18406.799 10146.291 C 18408.545 10243.789 18408.545 10403.333 18406.799 10500.832 C 18405.053 10598.331 18403.623 10518.559 18403.623 10323.561 ZM 18869.630 9148.811 C 18869.630 8587.101 18870.913 8357.310 18872.480 8638.165 C 18874.049 8919.021 18874.049 9378.602 18872.480 9659.457 C 18870.911 9940.312 18869.630 9710.522 18869.630 9148.811 ZM 17049.406 8296.853 L 17049.496 7481.936 L 17340.538 7481.696 L 17631.580 7481.456 L 17343.249 7484.521 L 17054.918 7487.585 L 17052.110 8299.688 L 17049.302 9111.792 L 17049.392 8296.875 L 17049.406 8296.853 ZM 18403.291 8275.686 C 18403.301 8165.091 18404.869 8121.285 18406.776 8178.340 C 18408.684 8235.396 18408.675 8325.883 18406.755 8379.424 C 18404.838 8432.964 18403.278 8386.282 18403.288 8275.686 L 18403.291 8275.686 Z">
              <!-- 27 nodes -->
            </draw:path>
            <draw:path id="path701" draw:style-name="style3" draw:layer="layout" svg:x="12.878cm" svg:y="3.737cm" svg:width="0.308cm" svg:height="1.444cm" svg:viewBox="0.0 0.0 308.276 1444.343" svg:d="M 25776.588 8915.154 C 25824.886 8913.189 25901.086 8913.201 25945.922 8915.175 C 25990.757 8917.155 25951.240 8918.763 25858.106 8918.749 C 25764.973 8918.739 25728.290 8917.117 25776.588 8915.151 L 25776.588 8915.154 ZM 25801.957 7475.811 C 25864.208 7473.942 25968.983 7473.936 26034.791 7475.801 C 26100.598 7477.661 26049.665 7479.189 25921.606 7479.197 C 25793.548 7479.205 25739.706 7477.685 25801.957 7475.816 L 25801.957 7475.811 Z">
              <!-- 10 nodes -->
            </draw:path>
            <draw:path id="path699" draw:style-name="style4" draw:layer="layout" svg:x="12.681cm" svg:y="3.740cm" svg:width="0.141cm" svg:height="3.018cm" svg:viewBox="0.0 0.0 141.016 3017.513" svg:d="M 25364.562 9983.725 C 25364.562 9526.789 25365.864 9339.861 25367.457 9568.329 C 25369.050 9796.797 25369.050 10170.653 25367.457 10399.121 C 25365.864 10627.588 25364.562 10440.660 25364.562 9983.725 ZM 25364.382 8912.162 C 25361.604 8904.886 25360.561 8579.845 25362.069 8189.850 L 25364.811 7480.766 L 25431.004 7479.941 L 25497.196 7479.116 L 25433.650 7483.093 L 25370.102 7487.069 L 25370.102 8200.434 L 25370.102 8913.799 L 25436.248 8917.556 L 25502.394 8921.314 L 25435.916 8923.354 C 25390.886 8924.734 25367.807 8921.125 25364.383 8912.164 L 25364.382 8912.162 Z">
              <!-- 18 nodes -->
            </draw:path>
            <draw:path id="path697" draw:style-name="style5" draw:layer="layout" svg:x="14.451cm" svg:y="4.778cm" svg:width="0.004cm" svg:height="1.261cm" svg:viewBox="0.0 0.0 4.030 1261.026" svg:d="M 28902.668 10185.653 C 28902.668 9623.943 28903.952 9394.152 28905.521 9675.007 C 28907.090 9955.863 28907.090 10415.444 28905.521 10696.299 C 28903.952 10977.154 28902.668 10747.364 28902.668 10185.653 Z">
              <!-- 4 nodes -->
            </draw:path>
            <draw:path id="path695" draw:style-name="style6" draw:layer="layout" svg:x="16.561cm" svg:y="3.737cm" svg:width="1.500cm" svg:height="0.004cm" svg:viewBox="0.0 0.0 1499.683 4.432" svg:d="M 33169.725 7475.859 C 33279.247 7474.137 33455.459 7474.140 33561.308 7475.865 C 33667.158 7477.590 33577.550 7478.998 33362.179 7478.994 C 33146.808 7478.991 33060.203 7477.578 33169.725 7475.859 ZM 34190.325 7475.862 C 34296.555 7474.137 34470.386 7474.137 34576.616 7475.862 C 34682.847 7477.587 34595.931 7479.000 34383.471 7479.000 C 34171.010 7479.000 34084.094 7477.587 34190.325 7475.862 Z">
              <!-- 8 nodes -->
            </draw:path>
            <draw:path id="path693" draw:style-name="style7" draw:layer="layout" svg:x="20.303cm" svg:y="3.561cm" svg:width="0.122cm" svg:height="3.528cm" svg:viewBox="0.0 0.0 121.676 3528.243" svg:d="M 40606.606 10070.228 C 40606.606 9624.934 40607.912 9442.769 40609.508 9665.416 C 40611.103 9888.062 40611.103 10252.394 40609.508 10475.041 C 40607.912 10697.687 40606.606 10515.522 40606.606 10070.228 ZM 40722.936 10287.186 C 40722.935 9961.220 40724.277 9826.341 40725.921 9987.456 C 40727.565 10148.571 40727.565 10415.271 40725.924 10580.123 C 40724.283 10744.974 40722.939 10613.153 40722.936 10287.186 ZM 40606.070 9033.062 C 40606.070 8907.914 40607.600 8856.717 40609.471 8919.291 C 40611.343 8981.864 40611.343 9084.258 40609.471 9146.832 C 40607.599 9209.406 40606.070 9158.209 40606.070 9033.062 ZM 40605.689 7810.686 C 40605.689 7735.016 40607.393 7705.448 40609.435 7744.981 C 40611.475 7784.513 40611.463 7846.426 40609.435 7882.564 C 40607.374 7918.702 40605.705 7886.357 40605.723 7810.686 L 40605.689 7810.686 ZM 40605.479 7191.562 C 40605.479 7130.443 40607.228 7105.440 40609.365 7135.999 C 40611.504 7166.558 40611.504 7216.565 40609.365 7247.124 C 40607.226 7277.683 40605.479 7252.680 40605.479 7191.562 Z">
              <!-- 21 nodes -->
            </draw:path>
            <draw:path id="path691" draw:style-name="style8" draw:layer="layout" svg:x="20.303cm" svg:y="3.806cm" svg:width="0.122cm" svg:height="2.255cm" svg:viewBox="0.0 0.0 121.807 2254.851" svg:d="M 40722.482 9726.916 C 40722.490 9604.678 40724.030 9556.122 40725.905 9619.012 C 40727.780 9681.902 40727.771 9781.915 40725.905 9841.262 C 40724.021 9900.609 40722.489 9849.154 40722.498 9726.916 L 40722.482 9726.916 ZM 40722.692 9086.624 C 40722.692 8914.910 40724.147 8844.663 40725.927 8930.520 C 40727.706 9016.377 40727.706 9156.871 40725.927 9242.728 C 40724.148 9328.586 40722.692 9258.339 40722.692 9086.624 ZM 40605.501 8949.041 C 40605.501 8887.922 40607.250 8862.919 40609.387 8893.478 C 40611.526 8924.038 40611.526 8974.044 40609.387 9004.603 C 40607.248 9035.163 40605.501 9010.160 40605.501 8949.041 ZM 40606.200 8456.916 C 40606.206 8305.574 40607.691 8245.134 40609.503 8322.603 C 40611.315 8400.073 40611.309 8523.898 40609.503 8597.770 C 40607.685 8671.642 40606.204 8608.258 40606.210 8456.916 L 40606.200 8456.916 ZM 40605.990 7731.958 C 40605.990 7624.272 40607.562 7580.219 40609.483 7634.062 C 40611.403 7687.905 40611.403 7776.011 40609.483 7829.854 C 40607.563 7883.696 40605.990 7839.643 40605.990 7731.958 Z">
              <!-- 22 nodes -->
            </draw:path>
            <draw:path id="path689" draw:style-name="style9" draw:layer="layout" svg:x="20.420cm" svg:y="3.893cm" svg:width="0.004cm" svg:height="0.830cm" svg:viewBox="0.0 0.0 4.164 829.794" svg:d="M 40840.470 8199.936 C 40840.470 7830.313 40841.796 7679.104 40843.419 7863.915 C 40845.039 8048.727 40845.039 8351.145 40843.419 8535.957 C 40841.799 8720.768 40840.470 8569.559 40840.470 8199.936 Z">
              <!-- 4 nodes -->
            </draw:path>
            <draw:path id="path687" draw:style-name="style10" draw:layer="layout" svg:x="22.613cm" svg:y="2.171cm" svg:width="1.072cm" svg:height="0.004cm" svg:viewBox="0.0 0.0 1071.555 4.075" svg:d="M 45327.046 4343.275 C 45563.810 4341.688 45954.335 4341.687 46194.879 4343.274 C 46435.424 4344.860 46241.708 4346.159 45764.399 4346.160 C 45287.091 4346.161 45090.282 4344.863 45327.046 4343.276 L 45327.046 4343.275 Z">
              <!-- 5 nodes -->
            </draw:path>
            <draw:path id="path685" draw:style-name="style11" draw:layer="layout" svg:x="13.000cm" svg:y="2.586cm" svg:width="1.403cm" svg:height="0.098cm" svg:viewBox="0.0 0.0 1402.864 98.007" svg:d="M 25999.784 5221.496 C 25999.784 5177.840 26001.653 5159.981 26003.936 5181.809 C 26006.219 5203.637 26006.219 5239.356 26003.936 5261.184 C 26001.653 5283.012 25999.784 5265.153 25999.784 5221.496 ZM 27396.784 5221.496 C 27396.784 5177.840 27398.653 5159.981 27400.936 5181.809 C 27403.219 5203.637 27403.219 5239.356 27400.936 5261.184 C 27398.653 5283.012 27396.784 5265.153 27396.784 5221.496 Z">
              <!-- 8 nodes -->
            </draw:path>
            <draw:path id="path683" draw:style-name="style12" draw:layer="layout" svg:x="8.439cm" svg:y="3.504cm" svg:width="0.536cm" svg:height="0.004cm" svg:viewBox="0.0 0.0 535.791 4.367" svg:d="M 16929.949 7010.205 C 17051.121 7008.507 17246.384 7008.507 17363.866 7010.210 C 17481.348 7011.911 17382.207 7013.302 17143.553 7013.300 C 16904.899 7013.297 16808.777 7011.905 16929.949 7010.205 Z">
              <!-- 4 nodes -->
            </draw:path>
            <draw:path id="path681" draw:style-name="style13" draw:layer="layout" svg:x="10.599cm" svg:y="3.472cm" svg:width="0.626cm" svg:height="2.547cm" svg:viewBox="0.0 0.0 626.010 2546.500" svg:d="M 21197.989 8880.578 C 21197.989 8336.330 21199.276 8113.683 21200.848 8385.807 C 21202.420 8657.931 21202.420 9103.225 21200.848 9375.349 C 21199.276 9647.473 21197.989 9424.826 21197.989 8880.578 ZM 21735.307 6946.702 C 21757.135 6944.419 21792.854 6944.419 21814.682 6946.702 C 21836.511 6948.985 21818.651 6950.853 21774.995 6950.853 C 21731.339 6950.853 21713.479 6948.984 21735.307 6946.702 Z">
              <!-- 8 nodes -->
            </draw:path>
            <draw:path id="path679" draw:style-name="style14" draw:layer="layout" svg:x="12.598cm" svg:y="3.504cm" svg:width="0.542cm" svg:height="3.571cm" svg:viewBox="0.0 0.0 542.306 3571.160" svg:d="M 25422.536 10576.807 C 25499.662 10574.998 25625.868 10574.998 25702.994 10576.807 C 25780.120 10578.617 25717.017 10580.096 25562.765 10580.096 C 25408.513 10580.096 25345.410 10578.617 25422.536 10576.807 ZM 25417.244 8915.226 C 25491.460 8913.408 25612.904 8913.408 25687.119 8915.226 C 25761.335 8917.044 25700.613 8918.534 25552.182 8918.534 C 25403.751 8918.534 25343.029 8917.046 25417.244 8915.226 ZM 25247.911 7010.209 C 25368.693 7008.511 25566.337 7008.511 25687.119 7010.209 C 25807.902 7011.907 25709.080 7013.296 25467.515 7013.296 C 25225.950 7013.296 25127.129 7011.907 25247.911 7010.209 Z">
              <!-- 12 nodes -->
            </draw:path>
            <draw:path id="path677" draw:style-name="style15" draw:layer="layout" svg:x="14.705cm" svg:y="3.472cm" svg:width="0.626cm" svg:height="2.547cm" svg:viewBox="0.0 0.0 626.010 2546.500" svg:d="M 29410.655 8880.578 C 29410.655 8336.330 29411.942 8113.683 29413.514 8385.807 C 29415.086 8657.931 29415.086 9103.225 29413.514 9375.349 C 29411.942 9647.473 29410.655 9424.826 29410.655 8880.578 ZM 29947.975 6946.702 C 29969.803 6944.419 30005.521 6944.419 30027.350 6946.702 C 30049.177 6948.985 30031.318 6950.853 29987.662 6950.853 C 29944.006 6950.853 29926.146 6948.984 29947.975 6946.702 Z">
              <!-- 8 nodes -->
            </draw:path>
            <draw:path id="path675" draw:style-name="style16" draw:layer="layout" svg:x="17.646cm" svg:y="3.504cm" svg:width="0.431cm" svg:height="0.004cm" svg:viewBox="0.0 0.0 431.254 4.496" svg:d="M 35333.662 7010.178 C 35431.530 7008.429 35588.693 7008.432 35682.912 7010.186 C 35777.131 7011.938 35697.056 7013.368 35504.969 7013.364 C 35312.881 7013.360 35235.793 7011.927 35333.662 7010.178 Z">
              <!-- 4 nodes -->
            </draw:path>
            <draw:path id="path673" draw:style-name="style17" draw:layer="layout" svg:x="16.622cm" svg:y="3.504cm" svg:width="0.686cm" svg:height="0.004cm" svg:viewBox="0.0 0.0 686.050 4.245" svg:d="M 33309.331 7010.234 C 33462.128 7008.581 33712.159 7008.581 33864.956 7010.234 C 34017.753 7011.887 33892.737 7013.239 33587.144 7013.239 C 33281.550 7013.239 33156.534 7011.886 33309.331 7010.234 Z">
              <!-- 4 nodes -->
            </draw:path>
            <draw:path id="path671" draw:style-name="style18" draw:layer="layout" svg:x="21.838cm" svg:y="4.465cm" svg:width="0.005cm" svg:height="0.320cm" svg:viewBox="0.0 0.0 4.702 320.157" svg:d="M 43675.988 9089.755 C 43675.988 8947.145 43677.488 8888.804 43679.318 8960.109 C 43681.148 9031.414 43681.148 9148.095 43679.318 9219.401 C 43677.488 9290.706 43675.988 9232.365 43675.988 9089.755 Z">
              <!-- 4 nodes -->
            </draw:path>
            <draw:path id="path669" draw:style-name="style19" draw:layer="layout" svg:x="20.460cm" svg:y="3.515cm" svg:width="0.517cm" svg:height="0.121cm" svg:viewBox="0.0 0.0 516.817 120.896" svg:d="M 41052.555 7147.790 C 41147.144 7146.035 41301.925 7146.035 41396.513 7147.790 C 41491.102 7149.545 41413.711 7150.979 41224.534 7150.979 C 41035.357 7150.979 40957.966 7149.545 41052.555 7147.790 ZM 40967.888 7031.368 C 41079.939 7029.655 41263.295 7029.655 41375.347 7031.368 C 41487.398 7033.081 41395.719 7034.485 41171.617 7034.485 C 40947.515 7034.485 40855.837 7033.084 40967.888 7031.368 Z">
              <!-- 8 nodes -->
            </draw:path>
            <draw:path id="path667" draw:style-name="style20" draw:layer="layout" svg:x="8.271cm" svg:y="4.235cm" svg:width="0.571cm" svg:height="2.346cm" svg:viewBox="0.0 0.0 570.782 2345.639" svg:d="M 16541.522 9643.347 C 16541.522 8598.508 16542.764 8171.073 16544.282 8693.493 C 16545.800 9215.913 16545.800 10070.781 16544.282 10593.201 C 16542.764 11115.621 16541.522 10688.187 16541.522 9643.347 ZM 16893.532 9836.545 C 16947.375 9834.625 17035.481 9834.625 17089.324 9836.545 C 17143.167 9838.465 17099.113 9840.037 16991.428 9840.037 C 16883.743 9840.037 16839.690 9838.465 16893.532 9836.545 Z">
              <!-- 8 nodes -->
            </draw:path>
            <draw:path id="path665" draw:style-name="style21" draw:layer="layout" svg:x="9.625cm" svg:y="4.402cm" svg:width="0.005cm" svg:height="2.347cm" svg:viewBox="0.0 0.0 4.687 2347.097" svg:d="M 19249.852 10926.161 C 19249.856 10728.252 19251.283 10648.785 19253.024 10749.567 C 19254.764 10850.349 19254.761 11012.274 19253.017 11109.401 C 19251.271 11206.527 19249.848 11124.069 19249.852 10926.161 ZM 19249.702 8968.244 C 19249.695 8822.723 19251.187 8761.724 19253.014 8832.690 C 19254.841 8903.657 19254.847 9022.719 19253.024 9097.274 C 19251.203 9171.828 19249.707 9113.765 19249.700 8968.244 L 19249.702 8968.244 Z">
              <!-- 9 nodes -->
            </draw:path>
            <draw:path id="path663" draw:style-name="style22" draw:layer="layout" svg:x="12.017cm" svg:y="4.765cm" svg:width="0.004cm" svg:height="1.287cm" svg:viewBox="0.0 0.0 4.022 1287.161" svg:d="M 24034.343 10172.586 C 24034.343 9599.234 24035.624 9364.681 24037.190 9651.357 C 24038.756 9938.033 24038.756 10407.139 24037.190 10693.815 C 24035.624 10980.491 24034.343 10745.938 24034.343 10172.586 Z">
              <!-- 4 nodes -->
            </draw:path>
            <draw:path id="path661" draw:style-name="style23" draw:layer="layout" svg:x="12.430cm" svg:y="4.235cm" svg:width="0.004cm" svg:height="2.346cm" svg:viewBox="0.0 0.0 3.898 2345.639" svg:d="M 24860.023 9643.347 C 24860.023 8598.508 24861.265 8171.073 24862.783 8693.493 C 24864.301 9215.913 24864.301 10070.781 24862.783 10593.201 C 24861.265 11115.621 24860.023 10688.187 24860.023 9643.347 Z">
              <!-- 4 nodes -->
            </draw:path>
            <draw:path id="path659" draw:style-name="style24" draw:layer="layout" svg:x="13.752cm" svg:y="4.345cm" svg:width="0.322cm" svg:height="2.061cm" svg:viewBox="0.0 0.0 322.425 2060.583" svg:d="M 27821.884 10605.057 C 27821.893 10476.998 27823.420 10426.066 27825.280 10491.872 C 27827.140 10557.680 27827.135 10662.455 27825.280 10724.706 C 27823.411 10786.957 27821.891 10733.115 27821.898 10605.057 L 27821.884 10605.057 ZM 27504.248 8805.890 C 27504.258 8701.115 27505.844 8659.684 27507.767 8713.821 C 27509.693 8767.958 27509.684 8853.683 27507.767 8904.321 C 27505.832 8954.959 27504.256 8910.665 27504.268 8805.890 L 27504.248 8805.890 Z">
              <!-- 10 nodes -->
            </draw:path>
            <draw:path id="path657" draw:style-name="style25" draw:layer="layout" svg:x="16.124cm" svg:y="4.765cm" svg:width="0.004cm" svg:height="1.287cm" svg:viewBox="0.0 0.0 4.022 1287.161" svg:d="M 32247.010 10172.586 C 32247.010 9599.234 32248.291 9364.681 32249.857 9651.357 C 32251.423 9938.033 32251.423 10407.139 32249.857 10693.815 C 32248.291 10980.491 32247.010 10745.938 32247.010 10172.586 Z">
              <!-- 4 nodes -->
            </draw:path>
            <draw:path id="path655" draw:style-name="style26" draw:layer="layout" svg:x="17.193cm" svg:y="4.424cm" svg:width="0.004cm" svg:height="2.202cm" svg:viewBox="0.0 0.0 3.907 2201.895" svg:d="M 34385.009 9948.052 C 34385.009 8967.242 34386.254 8566.001 34387.775 9056.406 C 34389.296 9546.812 34389.296 10349.293 34387.775 10839.698 C 34386.254 11330.103 34385.009 10928.863 34385.009 9948.052 Z">
              <!-- 4 nodes -->
            </draw:path>
            <draw:path id="path653" draw:style-name="style27" draw:layer="layout" svg:x="18.207cm" svg:y="3.555cm" svg:width="5.022cm" svg:height="3.644cm" svg:viewBox="0.0 0.0 5021.761 3644.337" svg:d="M 41304.808 10560.743 C 41304.808 10389.028 41306.264 10318.782 41308.044 10404.639 C 41309.823 10490.496 41309.823 10630.990 41308.044 10716.847 C 41306.265 10802.705 41304.808 10732.458 41304.808 10560.743 ZM 41431.900 10497.243 C 41431.900 10290.604 41433.319 10206.069 41435.050 10309.389 C 41436.781 10412.709 41436.781 10581.778 41435.050 10685.097 C 41433.316 10788.417 41431.900 10703.883 41431.900 10497.243 ZM 36414.587 7179.368 C 36414.587 7115.339 36416.354 7090.510 36418.461 7124.192 C 36420.567 7157.875 36420.549 7210.262 36418.461 7240.609 C 36416.331 7270.956 36414.607 7243.399 36414.631 7179.368 L 36414.587 7179.368 Z">
              <!-- 13 nodes -->
            </draw:path>
            <draw:path id="path651" draw:style-name="style28" draw:layer="layout" svg:x="23.098cm" svg:y="5.925cm" svg:width="0.131cm" svg:height="0.603cm" svg:viewBox="0.0 0.0 131.351 603.019" svg:d="M 46195.391 12164.098 C 46195.395 11907.981 46196.774 11804.720 46198.459 11934.629 C 46200.145 12064.539 46200.142 12274.089 46198.455 12400.296 C 46196.766 12526.504 46195.389 12420.214 46195.391 12164.098 ZM 46322.332 12100.598 C 46322.329 11879.406 46323.733 11787.414 46325.451 11896.172 C 46327.170 12004.929 46327.173 12185.904 46325.456 12298.338 C 46323.740 12410.773 46322.334 12321.789 46322.332 12100.598 Z">
              <!-- 8 nodes -->
            </draw:path>
            <draw:path id="path649" draw:style-name="style29" draw:layer="layout" svg:x="9.974cm" svg:y="1.891cm" svg:width="6.725cm" svg:height="1.442cm" svg:viewBox="0.0 0.0 6725.304 1441.990" svg:d="M 19947.956 5076.187 C 19947.956 4945.218 19949.473 4891.640 19951.332 4957.125 C 19953.189 5022.609 19953.189 5129.765 19951.332 5195.250 C 19949.475 5260.734 19947.956 5207.156 19947.956 5076.187 ZM 25949.156 4324.771 C 25949.156 3966.789 25950.488 3820.342 25952.114 3999.333 C 25953.740 4178.324 25953.740 4471.217 25952.114 4650.208 C 25950.488 4829.199 25949.156 4682.752 25949.156 4324.771 ZM 19947.861 4536.437 C 19947.861 4422.931 19949.418 4376.497 19951.321 4433.250 C 19953.223 4490.003 19953.223 4582.872 19951.321 4639.625 C 19949.419 4696.378 19947.861 4649.943 19947.861 4536.437 ZM 26668.278 4536.437 C 26668.278 4422.931 26669.835 4376.497 26671.738 4433.250 C 26673.640 4490.003 26673.640 4582.872 26671.738 4639.625 C 26669.836 4696.378 26668.278 4649.943 26668.278 4536.437 ZM 25259.737 4531.146 C 25259.737 4490.400 25261.696 4475.028 25263.989 4496.986 C 25266.281 4518.944 25266.242 4552.281 25263.869 4571.069 C 25261.532 4589.857 25259.657 4571.891 25259.703 4531.146 L 25259.737 4531.146 ZM 26668.470 3954.354 C 26668.470 3800.102 26669.949 3736.999 26671.758 3814.125 C 26673.567 3891.251 26673.567 4017.457 26671.758 4094.583 C 26669.949 4171.709 26668.470 4108.606 26668.470 3954.354 Z">
              <!-- 25 nodes -->
            </draw:path>
            <draw:path id="path647" draw:style-name="style30" draw:layer="layout" svg:x="8.276cm" svg:y="3.514cm" svg:width="0.307cm" svg:height="3.789cm" svg:viewBox="0.0 0.0 306.917 3788.833" svg:d="M 16552.334 8921.750 L 16552.334 7027.333 L 16705.793 7027.333 L 16859.251 7027.333 L 16859.251 7138.458 L 16859.251 7249.583 L 16827.501 7249.583 L 16795.751 7249.583 L 16795.751 8069.792 L 16795.751 8890.000 L 16827.501 8890.000 L 16859.251 8890.000 L 16859.251 9001.125 L 16859.251 9112.250 L 16827.501 9112.250 L 16795.751 9112.250 L 16795.751 9964.208 L 16795.751 10816.166 L 16674.043 10816.166 L 16552.334 10816.166 L 16552.334 8921.750 Z">
              <!-- 21 nodes -->
            </draw:path>
            <draw:path id="path645" draw:style-name="style31" draw:layer="layout" svg:x="8.583cm" svg:y="3.514cm" svg:width="0.392cm" svg:height="2.094cm" svg:viewBox="0.0 0.0 391.583 2093.601" svg:d="M 17338.147 9114.915 L 17166.168 9111.725 L 17166.168 9000.863 L 17166.168 8890.000 L 17361.960 8890.000 L 17557.751 8890.000 L 17557.751 9006.416 C 17557.751 9120.790 17557.334 9122.792 17533.939 9120.469 C 17520.842 9119.167 17432.736 9116.669 17338.147 9114.915 ZM 17166.168 7138.458 L 17166.168 7027.333 L 17361.960 7027.333 L 17557.751 7027.333 L 17557.751 7138.458 L 17557.751 7249.583 L 17361.960 7249.583 L 17166.168 7249.583 L 17166.168 7138.458 Z">
              <!-- 18 nodes -->
            </draw:path>
            <draw:path id="path643" draw:style-name="style32" draw:layer="layout" svg:x="8.975cm" svg:y="3.514cm" svg:width="0.148cm" svg:height="2.104cm" svg:viewBox="0.0 0.0 148.214 2104.061" svg:d="M 18015.480 9125.581 L 17949.334 9121.823 L 17949.334 9006.780 L 17949.334 8891.737 L 18023.441 8888.222 L 18097.549 8884.708 L 18097.528 9009.062 C 18097.517 9077.457 18093.932 9132.499 18089.566 9131.377 C 18085.201 9130.255 18051.863 9127.647 18015.483 9125.581 L 18015.480 9125.581 ZM 17949.334 7138.458 L 17949.334 7027.333 L 18023.418 7027.333 L 18097.501 7027.333 L 18097.501 7138.458 L 18097.501 7249.583 L 18023.418 7249.583 L 17949.334 7249.583 L 17949.334 7138.458 Z">
              <!-- 19 nodes -->
            </draw:path>
            <draw:path id="path641" draw:style-name="style33" draw:layer="layout" svg:x="9.123cm" svg:y="3.514cm" svg:width="0.413cm" svg:height="2.327cm" svg:viewBox="0.0 0.0 412.750 2326.607" svg:d="M 18589.626 9287.784 C 18515.926 9213.028 18437.454 9171.313 18324.364 9146.771 L 18245.668 9129.694 L 18245.668 9006.619 L 18245.668 8883.544 L 18323.142 8870.526 C 18450.189 8849.178 18569.292 8784.573 18627.647 8705.352 L 18658.418 8663.580 L 18658.418 8791.896 L 18658.418 8920.211 L 18574.093 8952.730 C 18527.713 8970.616 18482.470 8985.250 18473.551 8985.250 C 18440.100 8985.250 18459.097 9002.498 18506.518 9015.181 C 18533.569 9022.416 18578.812 9038.278 18607.059 9050.429 L 18658.418 9072.523 L 18658.418 9214.095 C 18658.418 9291.959 18657.227 9354.885 18655.772 9353.930 C 18654.317 9352.975 18624.551 9323.209 18589.626 9287.784 ZM 18647.834 7460.616 C 18647.834 7435.974 18539.081 7336.255 18481.408 7308.015 C 18447.900 7291.608 18381.151 7270.758 18333.076 7261.682 L 18245.668 7245.180 L 18245.668 7136.257 L 18245.668 7027.333 L 18276.031 7027.333 C 18339.352 7027.333 18494.064 7060.740 18574.631 7091.810 L 18658.418 7124.122 L 18658.418 7297.978 C 18658.418 7393.598 18656.036 7471.833 18653.126 7471.833 C 18650.216 7471.833 18647.834 7466.785 18647.834 7460.616 Z">
              <!-- 30 nodes -->
            </draw:path>
            <draw:path id="path639" draw:style-name="style34" draw:layer="layout" svg:x="9.534cm" svg:y="3.618cm" svg:width="0.160cm" svg:height="3.609cm" svg:viewBox="0.0 0.0 160.001 3609.468" svg:d="M 19205.849 10830.775 C 19196.210 10801.670 19184.866 10765.952 19180.641 10751.400 C 19176.415 10736.848 19169.288 10496.341 19164.804 10216.941 C 19160.128 9925.595 19151.796 9687.303 19145.267 9658.205 C 19139.005 9630.300 19120.909 9577.913 19105.053 9541.789 C 19079.162 9482.800 19075.846 9461.281 19072.513 9330.587 C 19070.272 9242.751 19072.813 9185.066 19078.893 9185.066 C 19092.583 9185.066 19218.862 9280.599 19224.416 9295.157 C 19226.855 9301.547 19227.617 9661.581 19226.111 10095.233 C 19223.507 10845.386 19222.523 10881.121 19205.849 10830.775 L 19205.849 10830.775 ZM 19072.502 8887.523 C 19075.855 8773.025 19079.980 8748.132 19105.111 8690.761 C 19149.603 8589.191 19155.664 8543.051 19161.859 8258.743 C 19168.851 7937.912 19157.655 7812.707 19110.426 7683.544 C 19078.897 7597.317 19076.829 7582.445 19072.997 7414.370 L 19068.941 7236.466 L 19092.962 7249.322 C 19106.173 7256.392 19142.111 7285.943 19172.824 7314.990 L 19228.666 7367.803 L 19228.666 8133.033 L 19228.666 8898.263 L 19181.721 8937.504 C 19155.901 8959.087 19119.901 8986.163 19101.721 8997.674 L 19068.665 9018.604 L 19072.502 8887.523 Z">
              <!-- 26 nodes -->
            </draw:path>
            <draw:path id="path637" draw:style-name="style35" draw:layer="layout" svg:x="9.694cm" svg:y="3.752cm" svg:width="0.263cm" svg:height="3.550cm" svg:viewBox="0.0 0.0 263.419 3550.330" svg:d="M 19395.091 11037.929 C 19391.558 11028.721 19388.667 10666.034 19388.667 10231.955 C 19388.667 9450.386 19388.877 9442.904 19409.286 9461.382 C 19442.906 9491.808 19513.272 9645.652 19537.789 9742.336 C 19558.854 9825.404 19561.226 9870.798 19568.758 10335.003 C 19577.257 10858.718 19580.173 10891.644 19627.576 10999.107 L 19652.086 11054.669 L 19526.801 11054.669 C 19422.320 11054.669 19400.449 11051.888 19395.091 11037.929 ZM 19388.667 8266.116 L 19388.667 7504.339 L 19416.467 7545.250 C 19489.896 7653.311 19538.253 7798.698 19557.619 7969.628 C 19571.341 8090.750 19571.614 8470.938 19558.063 8588.753 C 19539.498 8750.156 19495.744 8877.288 19424.056 8978.117 L 19388.667 9027.893 L 19388.667 8266.116 L 19388.667 8266.116 Z">
              <!-- 18 nodes -->
            </draw:path>
            <draw:path id="path635" draw:style-name="style36" draw:layer="layout" svg:x="10.689cm" svg:y="3.506cm" svg:width="0.265cm" svg:height="3.795cm" svg:viewBox="0.0 0.0 264.597 3794.742" svg:d="M 21547.882 10786.792 C 21515.985 10775.475 21464.788 10751.004 21434.111 10732.412 L 21378.335 10698.608 L 21378.335 10524.147 L 21378.335 10349.686 L 21408.637 10397.468 C 21451.974 10465.803 21511.966 10520.704 21582.064 10556.175 L 21642.918 10586.968 L 21642.918 10697.941 C 21642.918 10824.863 21646.294 10821.707 21547.882 10786.792 ZM 21381.299 7300.569 L 21383.627 7120.681 L 21436.544 7091.691 C 21485.311 7064.975 21560.860 7033.414 21619.106 7015.425 C 21642.788 7008.111 21642.919 7008.700 21642.880 7122.555 L 21642.880 7237.039 L 21573.911 7272.701 C 21503.123 7309.305 21434.881 7375.829 21398.791 7443.414 L 21379.011 7480.455 L 21381.339 7300.569 L 21381.299 7300.569 Z">
              <!-- 21 nodes -->
            </draw:path>
            <draw:path id="path633" draw:style-name="style37" draw:layer="layout" svg:x="10.356cm" svg:y="3.630cm" svg:width="0.332cm" svg:height="3.561cm" svg:viewBox="0.0 0.0 331.909 3561.291" svg:d="M 20978.254 10763.831 C 20858.089 10651.075 20781.688 10503.960 20736.121 10297.583 L 20711.585 10186.458 L 20711.585 9038.167 C 20711.585 7972.918 20712.965 7883.084 20730.689 7795.975 C 20755.481 7674.124 20801.524 7549.119 20854.389 7460.134 C 20894.880 7391.978 21014.390 7260.167 21035.695 7260.167 C 21042.012 7260.167 21044.368 7329.761 21041.876 7442.729 C 21038.070 7615.217 21036.040 7630.256 21005.095 7715.250 C 20949.822 7867.067 20948.076 7913.008 20952.214 9106.958 C 20955.932 10179.501 20956.355 10198.404 20978.533 10281.708 C 20990.931 10328.275 21011.060 10389.653 21023.266 10418.105 C 21043.316 10464.841 21045.179 10486.807 21042.564 10645.646 L 21039.669 10821.458 L 20978.254 10763.831 Z">
              <!-- 15 nodes -->
            </draw:path>
            <draw:path id="path631" draw:style-name="style38" draw:layer="layout" svg:x="11.335cm" svg:y="3.492cm" svg:width="0.032cm" svg:height="3.829cm" svg:viewBox="0.0 0.0 31.750 3828.811" svg:d="M 22669.501 10700.632 C 22669.501 10602.272 22672.123 10583.333 22685.734 10583.333 C 22699.497 10583.333 22701.511 10600.522 22698.963 10696.243 C 22696.869 10774.938 22691.951 10810.483 22682.731 10813.541 C 22672.678 10816.876 22669.501 10789.756 22669.501 10700.632 ZM 22682.731 7210.824 C 22673.336 7207.033 22669.501 7173.535 22669.501 7095.243 C 22669.501 7004.305 22672.282 6985.000 22685.376 6985.000 C 22698.525 6985.000 22701.251 7004.990 22701.251 7101.416 C 22701.251 7165.446 22700.060 7217.457 22698.605 7216.997 C 22697.150 7216.538 22690.007 7213.760 22682.731 7210.824 Z">
              <!-- 11 nodes -->
            </draw:path>
            <draw:path id="path629" draw:style-name="style39" draw:layer="layout" svg:x="11.366cm" svg:y="3.495cm" svg:width="0.191cm" svg:height="3.821cm" svg:viewBox="0.0 0.0 191.242 3820.828" svg:d="M 22734.535 10697.389 L 22737.551 10584.451 L 22796.897 10560.353 C 22829.538 10547.099 22871.210 10525.598 22889.501 10512.573 L 22922.760 10488.892 L 22922.760 10621.144 L 22922.760 10753.396 L 22866.326 10774.510 C 22835.287 10786.123 22792.258 10798.933 22770.705 10802.976 L 22731.518 10810.328 L 22734.535 10697.389 ZM 22870.813 7278.233 C 22850.975 7264.219 22811.684 7244.462 22783.501 7234.328 L 22732.260 7215.902 L 22732.260 7102.701 L 22732.260 6989.500 L 22773.681 6998.806 C 22796.463 7003.925 22838.135 7016.657 22866.285 7027.099 L 22917.468 7046.085 L 22920.441 7175.418 C 22922.076 7246.550 22919.691 7304.516 22915.149 7304.231 C 22910.605 7303.931 22890.654 7292.246 22870.815 7278.233 L 22870.813 7278.233 Z">
              <!-- 23 nodes -->
            </draw:path>
            <draw:path id="path627" draw:style-name="style40" draw:layer="layout" svg:x="10.954cm" svg:y="3.483cm" svg:width="0.381cm" svg:height="3.850cm" svg:viewBox="0.0 0.0 381.000 3850.260" svg:d="M 22039.793 10811.959 C 22033.972 10809.952 22001.825 10805.225 21968.356 10801.450 L 21907.501 10794.587 L 21907.501 10678.219 C 21907.501 10572.283 21909.160 10562.360 21926.022 10567.532 C 21985.439 10585.758 22114.052 10596.765 22195.897 10590.627 L 22288.501 10583.683 L 22288.501 10693.750 L 22288.501 10803.816 L 22239.399 10810.547 C 22188.750 10817.489 22058.517 10818.410 22039.793 10811.960 L 22039.793 10811.959 ZM 21907.501 7102.344 C 21907.501 6993.605 21908.548 6988.253 21931.314 6981.208 C 21965.503 6970.625 22228.811 6960.949 22261.224 6969.084 C 22288.327 6975.886 22288.501 6976.628 22288.501 7084.785 L 22288.501 7193.640 L 22164.147 7189.396 C 22078.586 7186.474 22019.158 7189.981 21973.647 7200.630 L 21907.501 7216.110 L 21907.501 7102.344 Z">
              <!-- 21 nodes -->
            </draw:path>
            <draw:path id="path625" draw:style-name="style41" draw:layer="layout" svg:x="11.950cm" svg:y="4.048cm" svg:width="0.062cm" svg:height="2.720cm" svg:viewBox="0.0 0.0 61.730 2720.275" svg:d="M 23900.651 9455.918 C 23900.951 8227.103 23902.853 8059.518 23916.060 8101.251 C 23960.718 8242.371 23962.309 8288.947 23962.353 9456.699 C 23962.353 10629.707 23961.252 10662.560 23915.102 10810.724 C 23902.276 10851.903 23900.356 10671.954 23900.651 9455.918 Z">
              <!-- 5 nodes -->
            </draw:path>
            <draw:path id="path623" draw:style-name="style42" draw:layer="layout" svg:x="11.557cm" svg:y="3.556cm" svg:width="0.296cm" svg:height="3.706cm" svg:viewBox="0.0 0.0 296.333 3706.323" svg:d="M 23114.002 10683.217 L 23114.002 10548.971 L 23159.169 10498.734 C 23211.617 10440.399 23262.309 10341.561 23296.124 10231.699 L 23319.954 10154.278 L 23323.480 9011.278 C 23327.199 7805.212 23326.474 7783.131 23278.610 7642.403 C 23245.571 7545.264 23217.495 7492.930 23161.613 7424.323 L 23114.002 7365.869 L 23114.002 7238.504 L 23114.002 7111.139 L 23158.981 7134.021 C 23228.192 7169.230 23322.455 7245.711 23368.622 7304.116 L 23410.335 7356.887 L 23410.335 8964.216 L 23410.335 10571.545 L 23344.765 10641.640 C 23282.357 10708.354 23243.166 10739.503 23153.689 10793.509 L 23114.002 10817.463 L 23114.002 10683.217 Z">
              <!-- 20 nodes -->
            </draw:path>
            <draw:path id="path621" draw:style-name="style43" draw:layer="layout" svg:x="11.853cm" svg:y="3.838cm" svg:width="0.096cm" svg:height="3.153cm" svg:viewBox="0.0 0.0 95.585 3153.014" svg:d="M 23706.558 9239.366 C 23706.558 7474.829 23700.886 7605.176 23770.951 7759.704 L 23802.034 7828.255 L 23799.277 9254.342 L 23796.517 10680.430 L 23760.474 10752.260 C 23740.651 10791.766 23720.411 10826.576 23715.495 10829.614 C 23710.580 10832.651 23706.558 10117.040 23706.558 9239.366 Z">
              <!-- 8 nodes -->
            </draw:path>
            <draw:path id="path619" draw:style-name="style44" draw:layer="layout" svg:x="12.435cm" svg:y="3.514cm" svg:width="0.095cm" svg:height="3.789cm" svg:viewBox="0.0 0.0 95.250 3788.833" svg:d="M 24870.835 8921.750 L 24870.835 7027.333 L 24918.460 7027.333 L 24966.085 7027.333 L 24966.085 8921.750 L 24966.085 10816.166 L 24918.460 10816.166 L 24870.835 10816.166 L 24870.835 8921.750 Z">
              <!-- 9 nodes -->
            </draw:path>
            <draw:path id="path617" draw:style-name="style45" draw:layer="layout" svg:x="12.531cm" svg:y="3.514cm" svg:width="0.153cm" svg:height="3.789cm" svg:viewBox="0.0 0.0 153.458 3788.834" svg:d="M 25061.335 8921.749 L 25061.335 7027.333 L 25138.064 7027.333 L 25214.793 7027.333 L 25214.793 8921.749 L 25214.793 10816.166 L 25138.064 10816.166 L 25061.335 10816.166 L 25061.335 8921.749 Z">
              <!-- 9 nodes -->
            </draw:path>
            <draw:path id="path615" draw:style-name="style46" draw:layer="layout" svg:x="12.689cm" svg:y="3.514cm" svg:width="0.275cm" svg:height="3.789cm" svg:viewBox="0.0 0.0 275.167 3788.833" svg:d="M 25378.835 10705.041 L 25378.835 10593.916 L 25516.418 10593.916 L 25654.001 10593.916 L 25654.001 10705.041 L 25654.001 10816.166 L 25516.418 10816.166 L 25378.835 10816.166 L 25378.835 10705.041 ZM 25378.835 8810.625 L 25378.835 8699.500 L 25516.418 8699.500 L 25654.001 8699.500 L 25654.001 8810.625 L 25654.001 8921.750 L 25516.418 8921.750 L 25378.835 8921.750 L 25378.835 8810.625 ZM 25378.835 7138.458 L 25378.835 7027.333 L 25516.418 7027.333 L 25654.001 7027.333 L 25654.001 7138.458 L 25654.001 7249.583 L 25516.418 7249.583 L 25378.835 7249.583 L 25378.835 7138.458 Z">
              <!-- 27 nodes -->
            </draw:path>
            <draw:path id="path613" draw:style-name="style47" draw:layer="layout" svg:x="13.102cm" svg:y="3.514cm" svg:width="0.138cm" svg:height="3.789cm" svg:viewBox="0.0 0.0 137.583 3788.833" svg:d="M 26204.335 10705.041 L 26204.335 10593.916 L 26273.127 10593.916 L 26341.918 10593.916 L 26341.918 10705.041 L 26341.918 10816.166 L 26273.127 10816.166 L 26204.335 10816.166 L 26204.335 10705.041 ZM 26204.335 8810.625 L 26204.335 8699.500 L 26273.127 8699.500 L 26341.918 8699.500 L 26341.918 8810.625 L 26341.918 8921.750 L 26273.127 8921.750 L 26204.335 8921.750 L 26204.335 8810.625 ZM 26204.335 7138.458 L 26204.335 7027.333 L 26273.127 7027.333 L 26341.918 7027.333 L 26341.918 7138.458 L 26341.918 7249.583 L 26273.127 7249.583 L 26204.335 7249.583 L 26204.335 7138.458 Z">
              <!-- 27 nodes -->
            </draw:path>
            <draw:path id="path611" draw:style-name="style48" draw:layer="layout" svg:x="12.965cm" svg:y="3.514cm" svg:width="0.138cm" svg:height="3.789cm" svg:viewBox="0.0 0.0 137.584 3788.833" svg:d="M 25929.168 10705.041 L 25929.168 10593.916 L 25997.960 10593.916 L 26066.752 10593.916 L 26066.752 10705.041 L 26066.752 10816.166 L 25997.960 10816.166 L 25929.168 10816.166 L 25929.168 10705.041 ZM 25929.168 8810.625 L 25929.168 8699.500 L 25997.960 8699.500 L 26066.752 8699.500 L 26066.752 8810.625 L 26066.752 8921.750 L 25997.960 8921.750 L 25929.168 8921.750 L 25929.168 8810.625 ZM 25929.168 7138.458 L 25929.168 7027.333 L 25997.960 7027.333 L 26066.752 7027.333 L 26066.752 7138.458 L 26066.752 7249.583 L 25997.960 7249.583 L 25929.168 7249.583 L 25929.168 7138.458 Z">
              <!-- 27 nodes -->
            </draw:path>
            <draw:path id="path609" draw:style-name="style49" draw:layer="layout" svg:x="13.673cm" svg:y="3.598cm" svg:width="0.117cm" svg:height="3.622cm" svg:viewBox="0.0 0.0 117.077 3622.282" svg:d="M 27346.677 10668.907 C 27346.677 10577.423 27350.908 10517.728 27357.689 10513.537 C 27374.611 10503.079 27418.944 10429.139 27441.720 10373.388 L 27462.183 10323.302 L 27459.993 10539.004 L 27457.803 10754.707 L 27402.241 10786.089 L 27346.678 10817.470 L 27346.677 10668.907 ZM 27447.080 9333.127 C 27443.167 9315.316 27418.828 9269.221 27392.992 9230.694 L 27346.018 9160.643 L 27348.994 9046.326 L 27351.970 8932.009 L 27407.533 8963.765 L 27463.095 8995.522 L 27463.095 9180.516 C 27463.095 9282.263 27461.094 9365.510 27458.645 9365.510 C 27456.197 9365.510 27450.993 9350.938 27447.082 9333.128 L 27447.080 9333.127 ZM 27346.677 8693.047 C 27346.677 8591.611 27350.280 8563.854 27367.943 8529.231 C 27415.089 8436.817 27424.712 8360.636 27425.402 8074.344 C 27426.101 7783.290 27417.429 7704.673 27372.112 7591.286 C 27347.818 7530.500 27346.318 7515.496 27349.048 7360.729 L 27351.967 7195.188 L 27407.530 7234.099 L 27463.092 7273.011 L 27463.092 8012.578 L 27463.092 8752.143 L 27413.395 8783.660 C 27386.062 8800.995 27359.868 8815.177 27355.187 8815.177 C 27350.506 8815.177 27346.676 8760.219 27346.676 8693.047 L 27346.677 8693.047 Z">
              <!-- 34 nodes -->
            </draw:path>
            <draw:path id="path607" draw:style-name="style50" draw:layer="layout" svg:x="13.239cm" svg:y="3.510cm" svg:width="0.435cm" svg:height="3.795cm" svg:viewBox="0.0 0.0 435.229 3794.755" svg:d="M 26478.804 10704.587 L 26478.804 10593.463 L 26555.534 10586.148 C 26703.035 10572.086 26802.971 10536.730 26875.693 10472.880 L 26913.336 10439.828 L 26910.384 10586.399 L 26907.429 10732.970 L 26858.621 10751.077 C 26791.946 10775.813 26671.004 10799.490 26566.116 10808.342 L 26478.804 10815.711 L 26478.804 10704.587 ZM 26849.221 9034.916 C 26789.477 8992.732 26669.083 8947.243 26584.638 8934.946 C 26558.444 8931.132 26523.759 8925.472 26507.559 8922.369 L 26478.107 8916.726 L 26481.101 8804.384 L 26484.095 8692.042 L 26568.761 8679.393 C 26712.284 8657.953 26809.058 8612.523 26874.789 8535.731 L 26912.720 8491.418 L 26912.720 8614.771 L 26912.720 8738.125 L 26833.444 8762.197 C 26789.842 8775.437 26754.123 8789.311 26754.069 8793.029 C 26753.949 8796.747 26771.472 8803.072 26792.864 8807.086 C 26814.257 8811.099 26849.975 8821.671 26872.240 8830.579 L 26912.720 8846.776 L 26912.720 8962.044 C 26912.720 9025.441 26911.529 9077.020 26910.074 9076.663 C 26908.619 9076.306 26881.234 9057.520 26849.220 9034.916 L 26849.221 9034.916 ZM 26902.138 7427.587 C 26902.138 7407.660 26815.466 7330.401 26763.659 7304.149 C 26702.942 7273.382 26592.431 7246.859 26523.783 7246.578 L 26478.804 7246.398 L 26478.804 7133.677 L 26478.804 7020.956 L 26576.700 7027.490 C 26675.071 7034.056 26801.632 7061.319 26873.884 7091.508 L 26912.721 7107.735 L 26912.721 7272.317 C 26912.721 7362.837 26910.339 7436.898 26907.429 7436.898 C 26904.519 7436.898 26902.138 7432.710 26902.138 7427.591 L 26902.138 7427.587 Z">
              <!-- 44 nodes -->
            </draw:path>
            <draw:path id="path605" draw:style-name="style51" draw:layer="layout" svg:x="13.789cm" svg:y="3.678cm" svg:width="0.277cm" svg:height="3.471cm" svg:viewBox="0.0 0.0 277.372 3471.333" svg:d="M 27582.264 10583.333 C 27584.832 10449.454 27591.980 10316.104 27598.152 10287.000 C 27616.378 10201.066 27613.824 9633.475 27594.765 9533.869 C 27577.917 9445.827 27571.829 9085.792 27587.187 9085.792 C 27601.856 9085.792 27702.547 9195.369 27732.725 9244.173 C 27774.451 9311.654 27819.723 9442.029 27838.177 9547.852 C 27860.719 9677.111 27860.530 10210.049 27837.907 10339.832 C 27806.471 10520.101 27730.651 10677.643 27626.490 10779.125 L 27577.607 10826.750 L 27582.273 10583.333 L 27582.264 10583.333 ZM 27579.172 8088.685 L 27579.472 7355.417 L 27611.141 7392.458 C 27746.084 7550.297 27799.542 7791.047 27787.390 8186.208 C 27780.814 8400.075 27771.487 8466.935 27730.892 8591.211 C 27702.789 8677.245 27633.621 8792.669 27599.094 8811.147 C 27579.316 8821.731 27578.909 8806.907 27579.188 8088.685 L 27579.172 8088.685 Z">
              <!-- 19 nodes -->
            </draw:path>
            <draw:path id="path603" draw:style-name="style52" draw:layer="layout" svg:x="14.541cm" svg:y="3.795cm" svg:width="0.083cm" svg:height="3.216cm" svg:viewBox="0.0 0.0 83.249 3216.011" svg:d="M 29138.141 10765.969 C 29079.337 10666.465 29082.958 10769.373 29082.958 9198.033 L 29082.958 7745.204 L 29122.646 7668.049 L 29162.333 7590.893 L 29165.045 8398.043 C 29166.536 8841.975 29166.536 9565.578 29165.045 10006.049 L 29162.333 10806.905 L 29138.141 10765.969 Z">
              <!-- 9 nodes -->
            </draw:path>
            <draw:path id="path601" draw:style-name="style53" draw:layer="layout" svg:x="14.462cm" svg:y="4.004cm" svg:width="0.079cm" svg:height="2.844cm" svg:viewBox="0.0 0.0 78.673 2843.634" svg:d="M 28973.524 10769.178 C 28923.509 10581.327 28924.251 10601.923 28924.251 9401.282 C 28924.251 8360.119 28925.820 8255.884 28942.740 8172.958 C 28952.910 8123.119 28970.421 8056.444 28981.655 8024.791 C 29002.021 7967.407 29002.082 7971.412 29002.852 9409.220 C 29003.275 10202.308 29001.766 10851.199 28999.494 10851.199 C 28997.220 10851.199 28985.535 10814.290 28973.524 10769.178 Z">
              <!-- 7 nodes -->
            </draw:path>
            <draw:path id="path599" draw:style-name="style54" draw:layer="layout" svg:x="14.870cm" svg:y="3.545cm" svg:width="0.064cm" svg:height="3.724cm" svg:viewBox="0.0 0.0 64.181 3723.989" svg:d="M 29768.273 10798.466 L 29739.169 10783.197 L 29739.169 10641.256 L 29739.169 10499.316 L 29771.259 10528.626 L 29803.350 10557.936 L 29800.362 10685.836 L 29797.377 10813.735 L 29768.273 10798.466 ZM 29739.169 7261.875 L 29739.169 7122.583 L 29770.918 7106.164 L 29802.669 7089.746 L 29802.669 7215.038 L 29802.669 7340.329 L 29770.918 7370.748 L 29739.169 7401.166 L 29739.169 7261.875 Z">
              <!-- 18 nodes -->
            </draw:path>
            <draw:path id="path597" draw:style-name="style55" draw:layer="layout" svg:x="14.626cm" svg:y="3.577cm" svg:width="0.243cm" svg:height="3.660cm" svg:viewBox="0.0 0.0 243.417 3659.773" svg:d="M 29430.895 10772.430 C 29398.133 10750.106 29344.555 10702.256 29311.833 10666.095 L 29252.335 10600.349 L 29252.335 8984.055 L 29252.335 7367.761 L 29294.504 7316.732 C 29338.997 7262.889 29417.884 7195.146 29466.648 7168.907 L 29495.752 7153.246 L 29495.752 7294.966 C 29495.752 7417.240 29493.040 7440.148 29475.997 7461.925 C 29444.327 7502.386 29394.116 7608.435 29370.727 7684.257 C 29327.631 7823.960 29324.964 7911.333 29328.923 9053.498 C 29332.668 10134.264 29332.899 10144.325 29355.797 10230.639 C 29382.339 10330.685 29431.281 10443.935 29469.798 10494.434 C 29495.509 10528.141 29496.260 10533.766 29493.407 10671.134 L 29490.461 10813.019 L 29430.895 10772.430 Z">
              <!-- 17 nodes -->
            </draw:path>
            <draw:path id="path595" draw:style-name="style56" draw:layer="layout" svg:x="14.933cm" svg:y="3.479cm" svg:width="0.296cm" svg:height="3.854cm" svg:viewBox="0.0 0.0 296.409 3853.800" svg:d="M 30072.544 10801.694 C 30037.619 10796.657 29976.897 10782.814 29937.606 10770.930 L 29866.169 10749.323 L 29866.169 10623.041 L 29866.169 10496.759 L 29940.637 10532.447 C 29981.596 10552.076 30039.936 10571.284 30070.283 10575.133 C 30168.658 10587.608 30162.502 10579.071 30162.502 10703.020 C 30162.502 10784.983 30159.093 10813.100 30149.273 10812.142 C 30141.997 10811.431 30107.469 10806.730 30072.544 10801.694 ZM 29866.169 7149.559 L 29866.169 7024.075 L 29895.273 7012.969 C 29947.066 6993.204 30034.706 6972.823 30099.366 6965.508 L 30162.502 6958.365 L 30162.502 7068.793 L 30162.502 7179.222 L 30082.981 7192.583 C 30037.064 7200.299 29974.452 7220.545 29934.814 7240.495 L 29866.169 7275.043 L 29866.169 7149.559 Z">
              <!-- 21 nodes -->
            </draw:path>
            <draw:path id="path593" draw:style-name="style57" draw:layer="layout" svg:x="15.229cm" svg:y="3.482cm" svg:width="0.307cm" svg:height="3.852cm" svg:viewBox="0.0 0.0 306.917 3852.334" svg:d="M 30458.835 10706.638 L 30458.835 10597.109 L 30556.731 10590.598 C 30610.574 10587.017 30678.439 10576.826 30707.543 10567.950 C 30736.648 10559.074 30761.651 10551.761 30763.106 10551.698 C 30764.561 10551.638 30765.752 10603.650 30765.752 10667.287 C 30765.752 10768.226 30763.388 10783.727 30747.231 10788.762 C 30711.028 10800.044 30579.615 10815.751 30519.690 10815.957 L 30458.835 10816.167 L 30458.835 10706.638 ZM 30718.127 7210.357 C 30694.843 7201.781 30626.978 7192.127 30567.314 7188.904 L 30458.835 7183.043 L 30458.835 7073.438 L 30458.835 6963.833 L 30538.818 6963.833 C 30582.807 6963.833 30651.863 6969.294 30692.276 6975.967 L 30765.752 6988.102 L 30765.752 7108.259 C 30765.752 7174.346 30764.561 7227.862 30763.106 7227.183 C 30761.651 7226.505 30741.410 7218.933 30718.126 7210.357 L 30718.127 7210.357 Z">
              <!-- 22 nodes -->
            </draw:path>
            <draw:path id="path591" draw:style-name="style58" draw:layer="layout" svg:x="15.536cm" svg:y="3.511cm" svg:width="0.584cm" svg:height="3.791cm" svg:viewBox="0.0 0.0 584.039 3791.128" svg:d="M 31072.654 10698.465 L 31072.654 10583.059 L 31128.840 10551.349 C 31240.390 10488.394 31327.915 10362.491 31381.777 10187.501 L 31405.607 10110.080 L 31409.132 8967.080 C 31411.673 8143.317 31409.252 7802.433 31400.511 7746.575 C 31366.292 7528.210 31261.123 7351.008 31122.925 7278.861 L 31072.654 7252.616 L 31072.654 7137.680 L 31072.654 7022.744 L 31101.758 7029.624 C 31117.766 7033.408 31168.963 7054.910 31215.529 7077.406 C 31451.111 7191.214 31588.393 7394.347 31638.490 7703.256 C 31662.795 7853.118 31662.728 9992.503 31638.370 10132.506 C 31589.844 10411.930 31475.773 10600.626 31281.064 10723.553 C 31231.193 10755.057 31098.739 10813.872 31077.690 10813.872 C 31074.912 10813.872 31072.640 10761.939 31072.640 10698.465 L 31072.654 10698.465 Z">
              <!-- 19 nodes -->
            </draw:path>
            <draw:path id="path589" draw:style-name="style59" draw:layer="layout" svg:x="16.415cm" svg:y="3.514cm" svg:width="0.497cm" svg:height="0.222cm" svg:viewBox="0.0 0.0 497.416 222.250" svg:d="M 32829.502 7138.458 L 32829.502 7027.333 L 33078.211 7027.333 L 33326.919 7027.333 L 33326.919 7138.458 L 33326.919 7249.583 L 33078.211 7249.583 L 32829.502 7249.583 L 32829.502 7138.458 Z">
              <!-- 9 nodes -->
            </draw:path>
            <draw:path id="path587" draw:style-name="style60" draw:layer="layout" svg:x="17.388cm" svg:y="3.514cm" svg:width="0.127cm" svg:height="3.789cm" svg:viewBox="0.0 0.0 127.000 3788.833" svg:d="M 34776.836 8921.750 L 34776.836 7027.333 L 34840.336 7027.333 L 34903.836 7027.333 L 34903.836 7138.458 L 34903.836 7249.583 L 34866.794 7249.583 L 34829.752 7249.583 L 34829.752 9032.875 L 34829.752 10816.166 L 34803.294 10816.166 L 34776.836 10816.166 L 34776.836 8921.750 Z">
              <!-- 13 nodes -->
            </draw:path>
            <draw:path id="path585" draw:style-name="style61" draw:layer="layout" svg:x="16.912cm" svg:y="3.514cm" svg:width="0.476cm" svg:height="3.789cm" svg:viewBox="0.0 0.0 476.250 3788.833" svg:d="M 34110.085 9032.875 L 34110.085 7249.583 L 33967.210 7249.583 L 33824.335 7249.583 L 33824.335 7138.458 L 33824.335 7027.333 L 34062.460 7027.333 L 34300.585 7027.333 L 34300.585 8921.750 L 34300.585 10816.166 L 34205.335 10816.166 L 34110.085 10816.166 L 34110.085 9032.875 Z">
              <!-- 13 nodes -->
            </draw:path>
            <draw:path id="path583" draw:style-name="style62" draw:layer="layout" svg:x="17.515cm" svg:y="3.514cm" svg:width="0.392cm" svg:height="0.222cm" svg:viewBox="0.0 0.0 391.583 222.250" svg:d="M 35030.836 7138.458 L 35030.836 7027.333 L 35226.627 7027.333 L 35422.419 7027.333 L 35422.419 7138.458 L 35422.419 7249.583 L 35226.627 7249.583 L 35030.836 7249.583 L 35030.836 7138.458 Z">
              <!-- 9 nodes -->
            </draw:path>
            <draw:path id="path581" draw:style-name="style63" draw:layer="layout" svg:x="17.907cm" svg:y="2.180cm" svg:width="7.999cm" svg:height="6.562cm" svg:viewBox="0.0 0.0 7999.047 6561.757" svg:d="M 37189.537 9287.721 C 36670.037 8388.867 36245.066 7650.343 36245.157 7646.555 C 36245.277 7642.768 36670.840 6901.819 37190.916 6000.001 L 38136.508 4360.333 L 40031.193 4360.820 L 41925.878 4361.306 L 42867.794 5992.661 C 43385.848 6889.907 43811.203 7630.010 43813.027 7637.335 C 43815.916 7648.936 43540.598 8129.643 42210.612 10435.166 L 41932.826 10916.708 L 41061.518 10919.399 L 40190.211 10922.090 L 41919.379 9192.866 C 43559.793 7552.396 43647.768 7462.532 43633.405 7442.027 C 43615.808 7416.901 43290.122 7061.089 42556.846 6265.880 L 42034.232 5699.124 L 41965.339 5699.124 L 41896.445 5699.124 L 41678.328 6251.988 C 41558.364 6556.063 41456.977 6804.903 41453.024 6804.967 C 41449.072 6805.027 41177.609 6555.172 40849.774 6249.725 L 40253.711 5694.368 L 40187.565 5694.098 C 40151.185 5693.948 40121.419 5697.041 40121.419 5700.962 C 40121.419 5704.885 40166.352 5822.757 40221.269 5962.900 C 40342.118 6271.293 40534.169 6774.512 40534.169 6782.769 C 40534.169 6786.052 40494.879 6750.352 40446.857 6703.435 C 40172.878 6435.761 39725.351 6040.561 39509.725 5875.879 C 39394.594 5787.948 39332.490 5755.703 39216.544 5723.656 C 39136.354 5701.491 39107.397 5700.047 38668.857 5696.344 L 38205.836 5692.434 L 38205.836 7597.398 L 38205.836 9502.361 L 38801.148 9972.392 C 39591.359 10596.304 39956.585 10883.453 39986.054 10903.992 C 40008.333 10919.520 39934.385 10920.932 39072.189 10921.442 L 38134.084 10921.997 L 37189.537 9287.721 ZM 35814.002 5804.958 L 35814.002 5693.833 L 35962.169 5693.833 L 36110.336 5693.833 L 36110.336 5804.958 L 36110.336 5916.083 L 35962.169 5916.083 L 35814.002 5916.083 L 35814.002 5804.958 Z">
              <!-- 47 nodes -->
            </draw:path>
            <draw:path id="path579" draw:style-name="style64" draw:layer="layout" svg:x="22.256cm" svg:y="5.268cm" svg:width="3.474cm" svg:height="3.474cm" svg:viewBox="0.0 0.0 3474.445 3473.687" svg:d="M 46229.474 12266.642 C 47623.576 10872.540 47975.459 10525.953 47986.032 10536.526 C 48005.499 10555.992 44551.535 14009.980 44512.602 14009.980 C 44491.318 14009.980 44827.462 13668.653 46229.474 12266.642 Z">
              <!-- 4 nodes -->
            </draw:path>
            <draw:path id="path577" draw:style-name="style65" draw:layer="layout" svg:x="22.075cm" svg:y="5.143cm" svg:width="3.647cm" svg:height="3.599cm" svg:viewBox="0.0 0.0 3647.484 3598.722" svg:d="M 44154.396 13866.157 C 44130.633 13847.863 44132.836 13845.606 45911.435 12067.031 L 47692.269 10286.222 L 47744.773 10339.527 L 47797.276 10392.833 L 46051.244 12138.889 L 44305.213 13884.944 L 44241.701 13884.704 C 44197.992 13884.554 44170.770 13878.757 44154.396 13866.152 L 44154.396 13866.157 Z">
              <!-- 10 nodes -->
            </draw:path>
            <draw:path id="path575" draw:style-name="style66" draw:layer="layout" svg:x="22.030cm" svg:y="5.100cm" svg:width="3.570cm" svg:height="3.599cm" svg:viewBox="0.0 0.0 3569.558 3599.377" svg:d="M 44061.135 13780.700 C 44045.008 13762.880 44147.863 13657.925 45824.799 11981.011 L 47605.588 10200.246 L 47625.688 10222.456 C 47645.780 10244.658 47645.106 10245.348 45868.333 12022.145 C 44890.732 12999.757 44088.039 13799.623 44084.569 13799.623 C 44081.098 13799.623 44070.553 13791.107 44061.135 13780.700 Z">
              <!-- 7 nodes -->
            </draw:path>
            <draw:path id="path573" draw:style-name="style67" draw:layer="layout" svg:x="21.966cm" svg:y="5.082cm" svg:width="3.601cm" svg:height="3.585cm" svg:viewBox="0.0 0.0 3601.213 3584.922" svg:d="M 43947.504 13727.461 C 43932.952 13715.504 43927.558 13709.141 43935.517 13713.323 C 43945.543 13718.589 44498.441 13172.479 45735.428 11935.509 C 47164.435 10506.521 47523.262 10152.981 47532.865 10164.553 C 47542.461 10176.115 47187.128 10536.677 45759.413 11964.107 L 43973.963 13749.203 L 43947.504 13727.461 Z">
              <!-- 7 nodes -->
            </draw:path>
            <draw:path id="path571" draw:style-name="style68" draw:layer="layout" svg:x="21.953cm" svg:y="5.045cm" svg:width="3.583cm" svg:height="3.591cm" svg:viewBox="0.0 0.0 3583.275 3591.417" svg:d="M 43907.171 13665.195 C 43887.836 13650.713 43991.828 13544.578 45675.058 11860.878 C 47463.488 10071.949 47463.488 10071.948 47484.655 10093.115 C 47505.821 10114.282 47505.821 10114.282 45722.695 11897.432 C 44741.974 12878.165 43936.900 13680.583 43933.640 13680.583 C 43930.382 13680.583 43918.470 13673.658 43907.171 13665.195 Z">
              <!-- 6 nodes -->
            </draw:path>
            <draw:path id="path569" draw:style-name="style69" draw:layer="layout" svg:x="21.800cm" svg:y="4.927cm" svg:width="3.711cm" svg:height="3.676cm" svg:viewBox="0.0 0.0 3710.627 3676.496" svg:d="M 43670.814 13481.684 C 43604.616 13431.422 43586.675 13415.900 43611.189 13430.095 C 43621.487 13436.059 43807.999 13256.136 44259.418 12804.763 C 44847.375 12216.868 44893.189 12173.505 44893.189 12204.916 L 44893.189 12238.773 L 44956.799 12241.924 L 45020.410 12245.075 L 44377.362 12887.486 L 43734.314 13529.897 L 43670.814 13481.684 ZM 45030.772 12133.924 L 45030.772 12033.370 L 46120.795 10943.385 L 47210.820 9853.400 L 47261.078 9903.658 L 47311.336 9953.917 L 46171.054 11094.198 L 45030.772 12234.479 L 45030.772 12133.924 Z">
              <!-- 19 nodes -->
            </draw:path>
            <draw:path id="path567" draw:style-name="style70" draw:layer="layout" svg:x="21.695cm" svg:y="4.825cm" svg:width="3.719cm" svg:height="3.684cm" svg:viewBox="0.0 0.0 3718.761 3684.330" svg:d="M 43454.486 13291.770 C 43396.947 13248.840 43373.878 13228.520 43399.573 13243.400 C 43409.876 13249.367 43611.404 13054.419 44100.719 12565.148 L 44787.405 11878.523 L 44787.405 11973.775 L 44787.405 12069.028 L 44155.018 12701.349 C 43807.205 13049.125 43519.935 13333.670 43516.638 13333.670 C 43513.341 13333.670 43485.374 13314.815 43454.486 13291.770 ZM 44924.988 11833.462 L 44924.988 11740.838 L 45970.777 10695.089 L 47016.567 9649.340 L 47062.235 9698.883 L 47107.902 9748.427 L 46019.110 10837.256 C 45420.275 11436.113 44929.119 11926.086 44927.653 11926.086 C 44926.186 11926.086 44924.989 11884.406 44924.989 11833.462 L 44924.988 11833.462 Z">
              <!-- 19 nodes -->
            </draw:path>
            <draw:path id="path565" draw:style-name="style71" draw:layer="layout" svg:x="21.616cm" svg:y="4.729cm" svg:width="3.666cm" svg:height="3.664cm" svg:viewBox="0.0 0.0 3665.783 3664.058" svg:d="M 43257.904 13100.466 L 43232.920 13079.824 L 43968.461 12343.625 L 44704.003 11607.427 L 44707.308 11657.141 L 44710.614 11706.855 L 44003.546 12413.982 C 43614.659 12802.901 43293.421 13121.108 43289.684 13121.108 C 43285.947 13121.108 43271.646 13111.820 43257.904 13100.466 ZM 44846.878 11517.692 L 44846.878 11464.775 L 45850.782 10460.913 L 46854.685 9457.051 L 46876.695 9487.958 L 46898.703 9518.866 L 45872.790 10544.738 L 44846.878 11570.609 L 44846.878 11517.692 Z">
              <!-- 18 nodes -->
            </draw:path>
            <draw:path id="path563" draw:style-name="style72" draw:layer="layout" svg:x="21.691cm" svg:y="4.805cm" svg:width="3.614cm" svg:height="3.619cm" svg:viewBox="0.0 0.0 3613.532 3619.004" svg:d="M 43383.177 13216.433 C 43367.289 13204.752 43448.215 13120.185 44074.363 12494.150 C 44756.860 11811.776 44783.543 11786.490 44783.543 11822.139 C 44783.543 11857.037 44743.873 11898.849 44098.242 12544.422 C 43721.327 12921.304 43410.293 13229.662 43407.057 13229.662 C 43403.821 13229.662 43393.074 13223.709 43383.177 13216.433 ZM 44921.127 11684.468 C 44921.127 11649.426 44976.906 11591.636 45947.531 10621.049 C 46924.773 9643.847 46974.823 9595.572 46992.443 9613.193 C 47010.064 9630.813 46960.901 9681.750 45966.038 10676.612 C 44963.681 11678.969 44921.127 11720.014 44921.127 11684.468 Z">
              <!-- 11 nodes -->
            </draw:path>
            <draw:path id="path561" draw:style-name="style73" draw:layer="layout" svg:x="21.527cm" svg:y="4.625cm" svg:width="3.704cm" svg:height="3.726cm" svg:viewBox="0.0 0.0 3703.709 3725.651" svg:d="M 43097.653 12941.738 C 43073.095 12922.864 43053.003 12904.857 43053.003 12901.722 C 43053.003 12898.587 43405.428 12543.622 43836.169 12112.910 L 44619.336 11329.797 L 44619.336 11414.465 L 44619.336 11499.133 L 43880.820 12237.594 L 43142.302 12976.054 L 43097.653 12941.738 ZM 44756.920 11276.827 L 44756.920 11192.203 L 45716.610 10232.470 C 46589.174 9359.866 46675.019 9270.989 46662.185 9253.490 C 46654.423 9242.904 46672.412 9260.437 46702.163 9292.451 C 46731.913 9324.466 46756.459 9353.050 46756.711 9355.972 C 46756.952 9358.894 46307.113 9811.322 45757.045 10361.368 L 44756.920 11361.451 L 44756.920 11276.827 Z">
              <!-- 18 nodes -->
            </draw:path>
            <draw:path id="path559" draw:style-name="style74" draw:layer="layout" svg:x="21.409cm" svg:y="4.538cm" svg:width="3.737cm" svg:height="3.737cm" svg:viewBox="0.0 0.0 3737.254 3737.220" svg:d="M 42873.726 12770.032 L 42817.496 12726.011 L 43656.893 11886.517 L 44496.291 11047.022 L 44499.363 11144.555 L 44502.436 11242.087 L 43716.196 12028.070 L 42929.958 12814.053 L 42873.726 12770.032 ZM 44639.166 11004.788 L 44639.166 10904.245 L 45552.918 9990.539 L 46466.670 9076.833 L 46510.710 9126.865 C 46534.931 9154.382 46554.749 9179.808 46554.749 9183.366 C 46554.749 9186.924 46123.743 9620.822 45596.958 10147.583 L 44639.166 11105.331 L 44639.166 11004.788 Z">
              <!-- 18 nodes -->
            </draw:path>
            <draw:path id="path557" draw:style-name="style75" draw:layer="layout" svg:x="21.291cm" svg:y="4.429cm" svg:width="3.759cm" svg:height="3.752cm" svg:viewBox="0.0 0.0 3759.332 3751.792" svg:d="M 42637.222 12566.413 L 42582.028 12522.784 L 43480.292 11624.429 L 44378.557 10726.074 L 44381.612 10828.894 L 44384.669 10931.714 L 43545.554 11770.878 C 43084.042 12232.418 42703.285 12610.042 42699.428 12610.042 C 42695.571 12610.042 42667.579 12590.409 42637.222 12566.413 ZM 44521.432 10689.119 L 44521.432 10583.285 L 45384.304 9720.767 L 46247.177 8858.250 L 46294.064 8911.167 C 46319.853 8940.271 46341.135 8966.475 46341.359 8969.398 C 46341.569 8972.320 45932.190 9384.267 45431.599 9884.833 L 44521.432 10794.954 L 44521.432 10689.119 Z">
              <!-- 18 nodes -->
            </draw:path>
            <draw:path id="path555" draw:style-name="style76" draw:layer="layout" svg:x="21.280cm" svg:y="4.421cm" svg:width="3.668cm" svg:height="3.668cm" svg:viewBox="0.0 0.0 3668.453 3668.455" svg:d="M 42559.573 12509.430 C 42556.238 12504.033 42962.807 12090.341 43463.060 11590.113 C 43963.313 11089.886 44372.611 10687.753 44372.611 10696.484 C 44372.611 10717.241 42567.502 12522.258 42559.573 12509.430 ZM 44510.194 10558.806 C 44510.194 10538.049 46220.055 8828.285 46227.984 8841.114 C 46231.319 8846.510 45846.180 9238.770 45372.121 9712.803 C 44898.061 10186.836 44510.194 10567.537 44510.194 10558.806 Z">
              <!-- 8 nodes -->
            </draw:path>
            <draw:path id="path553" draw:style-name="style77" draw:layer="layout" svg:x="21.177cm" svg:y="4.323cm" svg:width="3.757cm" svg:height="3.752cm" svg:viewBox="0.0 0.0 3757.093 3751.792" svg:d="M 42398.150 12364.204 L 42353.690 12330.033 L 43309.039 11374.580 L 44264.388 10419.128 L 44267.518 10500.724 L 44270.647 10582.320 L 43362.666 11490.347 C 42863.275 11989.763 42451.968 12398.375 42448.648 12398.375 C 42445.327 12398.375 42422.603 12382.998 42398.150 12364.204 ZM 44407.263 10361.033 L 44407.263 10276.365 L 45222.421 9461.474 L 46037.580 8646.583 L 46073.983 8688.917 C 46094.004 8712.200 46110.564 8733.642 46110.783 8736.566 C 46110.993 8739.491 45727.798 9125.242 45259.221 9593.792 L 44407.263 10445.701 L 44407.263 10361.033 Z">
              <!-- 18 nodes -->
            </draw:path>
            <draw:path id="path551" draw:style-name="style78" draw:layer="layout" svg:x="21.103cm" svg:y="4.254cm" svg:width="3.757cm" svg:height="3.747cm" svg:viewBox="0.0 0.0 3756.933 3746.767" svg:d="M 42240.251 12225.559 L 42205.694 12196.740 L 43200.689 11201.928 L 44195.682 10207.115 L 44195.682 10275.908 L 44195.682 10344.701 L 43240.514 11299.824 C 42715.172 11825.143 42282.975 12254.820 42280.076 12254.663 C 42277.178 12254.513 42259.257 12241.410 42240.251 12225.559 ZM 44333.265 10138.229 L 44333.265 10069.436 L 45114.089 9288.667 L 45894.913 8507.897 L 45928.770 8542.829 L 45962.628 8577.762 L 45147.947 9392.392 L 44333.265 10207.022 L 44333.265 10138.229 Z">
              <!-- 18 nodes -->
            </draw:path>
            <draw:path id="path549" draw:style-name="style79" draw:layer="layout" svg:x="21.081cm" svg:y="4.238cm" svg:width="3.695cm" svg:height="3.700cm" svg:viewBox="0.0 0.0 3695.070 3699.794" svg:d="M 42163.466 12164.535 C 42150.871 12156.455 42356.418 11945.440 43158.299 11143.236 C 44064.231 10236.940 44169.373 10135.063 44172.526 10160.502 C 44175.641 10185.631 44062.258 10302.674 43183.005 11181.963 C 42636.834 11728.158 42187.576 12174.971 42184.654 12174.882 C 42181.732 12174.792 42172.197 12170.137 42163.466 12164.535 ZM 44311.883 10021.498 C 44311.883 9993.810 44405.873 9895.905 45076.291 9225.251 C 45756.726 8544.574 45842.447 8462.322 45856.618 8476.493 C 45870.789 8490.664 45786.818 8578.134 45092.210 9272.741 C 44393.511 9971.440 44311.883 10049.765 44311.883 10021.498 Z">
              <!-- 11 nodes -->
            </draw:path>
            <draw:path id="path547" draw:style-name="style80" draw:layer="layout" svg:x="20.972cm" svg:y="4.133cm" svg:width="3.782cm" svg:height="3.770cm" svg:viewBox="0.0 0.0 3782.289 3770.348" svg:d="M 42021.587 12035.404 C 42012.505 12028.398 41991.321 12011.713 41974.509 11998.326 L 41943.943 11973.986 L 42996.044 10921.846 C 43694.272 10223.591 44050.891 9874.030 44056.313 9882.561 C 44060.806 9889.631 44064.556 9924.001 44064.644 9958.937 L 44064.794 10022.458 L 43051.440 11035.300 C 42190.124 11896.181 42035.608 12046.230 42021.575 12035.404 L 42021.587 12035.404 ZM 44226.280 9847.792 C 44229.290 9839.060 44253.762 9777.092 44280.663 9710.085 L 44329.573 9588.253 L 44991.535 8926.918 L 45653.496 8265.583 L 45689.785 8307.917 C 45709.744 8331.200 45726.145 8352.644 45726.232 8355.569 C 45726.352 8358.494 45387.633 8699.014 44973.598 9112.278 C 44559.562 9525.542 44223.270 9856.523 44226.280 9847.792 Z">
              <!-- 19 nodes -->
            </draw:path>
            <draw:path id="path545" draw:style-name="style81" draw:layer="layout" svg:x="20.962cm" svg:y="4.124cm" svg:width="3.711cm" svg:height="3.711cm" svg:viewBox="0.0 0.0 3710.793 3710.796" svg:d="M 41924.579 11959.087 C 41921.244 11953.691 42394.489 11473.321 42976.233 10891.599 C 43557.976 10309.877 44033.949 9841.066 44033.949 9849.798 C 44033.949 9870.555 41932.509 11971.916 41924.579 11959.087 ZM 44333.874 9548.133 C 44355.260 9506.238 45627.478 8235.744 45635.327 8248.444 C 45638.662 8253.840 45343.553 8555.621 44979.528 8919.069 C 44615.504 9282.517 44324.960 9565.595 44333.874 9548.133 Z">
              <!-- 8 nodes -->
            </draw:path>
            <draw:path id="path543" draw:style-name="style82" draw:layer="layout" svg:x="20.872cm" svg:y="4.038cm" svg:width="3.791cm" svg:height="3.784cm" svg:viewBox="0.0 0.0 3790.986 3783.542" svg:d="M 41781.624 11828.682 L 41743.946 11798.740 L 42820.858 10721.865 L 43897.772 9644.991 L 43919.521 9697.325 L 43941.270 9749.660 L 42886.748 10804.142 C 42306.761 11384.108 41829.318 11858.625 41825.764 11858.625 C 41822.209 11858.625 41802.347 11845.151 41781.624 11828.682 ZM 44017.517 9582.579 L 44003.337 9539.617 L 44064.053 9479.392 L 44124.768 9419.167 L 44101.806 9477.375 C 44089.177 9509.390 44071.208 9555.824 44061.876 9580.562 C 44052.544 9605.301 44041.936 9625.541 44038.303 9625.541 C 44034.668 9625.541 44025.315 9606.209 44017.517 9582.579 ZM 44298.814 9318.625 L 44347.312 9196.916 L 44905.864 8636.000 L 45464.417 8075.083 L 45499.675 8115.510 L 45534.932 8155.937 L 44892.624 8798.135 L 44250.316 9440.333 L 44298.814 9318.625 Z">
              <!-- 26 nodes -->
            </draw:path>
            <draw:path id="path541" draw:style-name="style83" draw:layer="layout" svg:x="20.796cm" svg:y="3.969cm" svg:width="3.789cm" svg:height="3.788cm" svg:viewBox="0.0 0.0 3789.152 3788.025" svg:d="M 41626.421 11697.468 L 41591.866 11668.649 L 42686.968 10573.724 C 43289.276 9971.516 43783.872 9480.978 43786.073 9483.641 C 43788.275 9486.305 43797.628 9507.906 43806.860 9531.647 L 43823.644 9574.811 L 42747.583 10650.834 C 42155.748 11242.647 41669.148 11726.729 41666.248 11726.573 C 41663.348 11726.422 41645.426 11713.319 41626.421 11697.468 ZM 43905.881 9423.812 L 43888.465 9372.700 L 44007.152 9253.675 C 44072.430 9188.212 44127.132 9135.944 44128.712 9137.524 C 44130.293 9139.105 44114.410 9185.379 44093.417 9240.356 C 44060.681 9326.092 44045.861 9349.893 43989.273 9407.620 L 43923.297 9474.924 L 43905.881 9423.812 ZM 44280.351 9111.840 C 44280.351 9108.458 44299.512 9058.469 44322.931 9000.753 L 44365.510 8895.815 L 44843.854 8417.182 L 45322.198 7938.548 L 45351.608 7966.724 C 45367.783 7982.221 45381.018 7999.980 45381.018 8006.188 C 45381.018 8012.396 45133.368 8265.091 44830.684 8567.732 C 44528.001 8870.373 44280.351 9115.222 44280.351 9111.840 Z">
              <!-- 26 nodes -->
            </draw:path>
            <draw:path id="path539" draw:style-name="style84" draw:layer="layout" svg:x="20.767cm" svg:y="3.927cm" svg:width="3.760cm" svg:height="3.767cm" svg:viewBox="0.0 0.0 3759.990 3767.421" svg:d="M 41535.747 11605.356 C 41516.405 11590.866 41579.965 11525.177 42623.271 10481.420 L 43731.338 9372.874 L 43742.993 9403.528 C 43754.611 9434.086 43751.256 9437.572 42661.402 10527.463 C 42060.119 11128.769 41565.489 11620.745 41562.225 11620.745 C 41558.962 11620.745 41547.047 11613.820 41535.747 11605.356 ZM 43844.001 9295.784 C 43837.517 9269.948 43851.664 9252.636 44001.830 9102.638 L 44166.782 8937.870 L 44139.306 9006.662 C 44115.820 9065.464 44093.910 9093.513 43988.433 9199.808 C 43920.564 9268.203 43861.905 9324.162 43858.079 9324.162 C 43854.254 9324.162 43847.919 9311.392 43844.001 9295.784 ZM 44362.655 8784.412 C 44388.799 8718.834 44410.184 8695.480 44820.430 8284.472 L 45250.779 7853.324 L 45271.962 7874.508 L 45293.145 7895.692 L 44814.188 8374.448 L 44335.230 8853.204 L 44362.655 8784.412 Z">
              <!-- 22 nodes -->
            </draw:path>
            <draw:path id="path537" draw:style-name="style85" draw:layer="layout" svg:x="20.736cm" svg:y="3.915cm" svg:width="3.739cm" svg:height="3.739cm" svg:viewBox="0.0 0.0 3738.731 3739.248" svg:d="M 41471.401 11568.327 C 41462.902 11562.975 41836.189 11182.603 42573.167 10445.650 C 43319.399 9699.443 43689.728 9336.123 43693.657 9346.364 C 43701.745 9367.440 41489.297 11579.596 41471.401 11568.327 ZM 43796.715 9243.024 C 43796.715 9229.749 43863.728 9154.942 43976.631 9042.186 C 44075.585 8943.360 44156.548 8866.259 44156.548 8870.849 C 44156.548 8897.514 44108.614 8953.888 43961.477 9100.266 C 43844.356 9216.784 43796.715 9258.063 43796.715 9243.024 ZM 44368.215 8684.286 C 44368.215 8657.406 44428.666 8592.334 44797.826 8221.834 C 45075.269 7943.384 45205.840 7819.148 45209.907 7829.745 C 45213.886 7840.116 45075.375 7985.742 44792.037 8269.080 C 44558.935 8502.183 44368.215 8689.026 44368.215 8684.286 Z">
              <!-- 14 nodes -->
            </draw:path>
            <draw:path id="path535" draw:style-name="style86" draw:layer="layout" svg:x="20.653cm" svg:y="3.837cm" svg:width="3.805cm" svg:height="3.803cm" svg:viewBox="0.0 0.0 3804.709 3803.442" svg:d="M 41338.503 11451.756 L 41306.753 11425.763 L 42438.844 10293.569 L 43570.935 9161.374 L 43588.280 9206.047 L 43605.624 9250.719 L 42493.249 10364.615 C 41881.443 10977.257 41378.484 11478.339 41375.563 11478.130 C 41372.641 11477.920 41355.965 11466.052 41338.503 11451.756 ZM 43689.744 9106.021 L 43671.874 9060.530 L 43915.760 8816.958 L 44159.646 8573.386 L 44132.472 8646.056 C 44117.526 8686.025 44098.808 8733.650 44090.875 8751.890 C 44082.943 8770.129 43993.464 8867.506 43892.032 8968.282 L 43707.613 9151.512 L 43689.744 9106.021 ZM 44328.902 8494.011 C 44341.519 8461.996 44359.397 8415.778 44368.632 8391.303 C 44381.692 8356.687 44460.093 8272.159 44721.602 8010.746 L 45057.783 7674.688 L 45084.622 7699.903 C 45099.384 7713.770 45111.461 7730.264 45111.461 7736.554 C 45111.461 7742.844 44930.224 7928.942 44708.713 8150.105 C 44316.344 8541.854 44306.554 8550.719 44328.902 8494.011 Z">
              <!-- 26 nodes -->
            </draw:path>
            <draw:path id="path533" draw:style-name="style87" draw:layer="layout" svg:x="20.579cm" svg:y="3.762cm" svg:width="3.825cm" svg:height="3.826cm" svg:viewBox="0.0 0.0 3824.713 3826.233" svg:d="M 41195.442 11319.684 L 41158.586 11288.386 L 42308.160 10138.187 L 43457.735 8987.988 L 43476.743 9037.760 L 43495.751 9087.531 L 42364.024 10219.257 L 41232.299 11350.983 L 41195.442 11319.684 ZM 43578.390 8937.082 L 43557.818 8890.000 L 43818.515 8628.170 C 44076.669 8368.894 44079.413 8366.540 44099.777 8386.904 C 44142.758 8429.885 44114.296 8469.180 43845.945 8737.348 L 43598.962 8984.164 L 43578.390 8937.082 ZM 44338.291 8210.021 C 44350.256 8179.461 44369.868 8129.455 44381.874 8098.896 C 44400.366 8051.828 44442.977 8003.693 44660.600 7784.042 L 44917.498 7524.750 L 44950.399 7562.435 L 44983.299 7600.120 L 44649.919 7932.852 C 44328.131 8254.013 44317.295 8263.651 44338.291 8210.021 Z">
              <!-- 24 nodes -->
            </draw:path>
            <draw:path id="path531" draw:style-name="style88" draw:layer="layout" svg:x="20.554cm" svg:y="3.745cm" svg:width="3.777cm" svg:height="3.780cm" svg:viewBox="0.0 0.0 3776.683 3780.243" svg:d="M 41109.015 11255.525 C 41100.228 11244.937 41362.436 10976.987 42254.853 10084.598 C 43285.645 9053.839 43413.295 8929.661 43423.154 8948.083 C 43432.972 8966.429 43304.281 9098.702 42283.941 10119.011 C 41651.285 10751.646 41130.677 11269.256 41127.034 11269.256 C 41123.392 11269.256 41115.284 11263.077 41109.015 11255.525 ZM 43525.542 8845.715 C 43518.888 8824.751 43550.008 8789.585 43770.201 8569.249 C 43994.650 8344.654 44024.239 8318.556 44038.387 8332.705 C 44052.536 8346.853 44025.542 8377.356 43793.728 8609.170 C 43558.857 8844.041 43532.413 8867.365 43525.542 8845.715 ZM 44388.070 8007.737 C 44388.070 8003.900 44397.151 7980.126 44408.251 7954.905 C 44422.456 7922.629 44492.627 7845.175 44645.187 7693.376 C 44843.379 7496.171 44885.486 7463.153 44885.486 7504.945 C 44885.486 7511.924 44773.568 7629.476 44636.778 7766.173 C 44499.988 7902.870 44388.070 8011.574 44388.070 8007.737 Z">
              <!-- 17 nodes -->
            </draw:path>
            <draw:path id="path529" draw:style-name="style89" draw:layer="layout" svg:x="20.515cm" svg:y="3.711cm" svg:width="3.782cm" svg:height="3.782cm" svg:viewBox="0.0 0.0 3782.204 3781.615" svg:d="M 41030.026 11192.563 C 41025.685 11185.539 41496.745 10706.702 42190.747 10012.679 C 43232.233 8971.161 43359.702 8847.127 43367.348 8867.792 C 43374.944 8888.329 43244.151 9022.742 42219.249 10047.677 C 41583.079 10683.866 41056.897 11204.384 41049.954 11204.384 C 41043.012 11204.384 41034.044 11199.065 41030.026 11192.563 ZM 43466.703 8768.669 C 43460.980 8747.036 43492.415 8711.417 43705.721 8497.844 C 43924.235 8279.056 43953.083 8253.683 43967.232 8267.832 C 43981.381 8281.981 43955.015 8311.856 43728.214 8538.657 C 43498.415 8768.456 43472.642 8791.124 43466.703 8768.669 ZM 44391.000 7868.769 C 44391.000 7864.940 44400.078 7841.171 44411.173 7815.950 C 44425.060 7784.385 44487.689 7714.097 44612.127 7590.424 C 44772.768 7430.768 44794.672 7412.521 44808.770 7426.619 C 44822.867 7440.717 44800.483 7466.614 44607.817 7659.108 C 44488.567 7778.252 44391.000 7872.599 44391.000 7868.769 Z">
              <!-- 17 nodes -->
            </draw:path>
            <draw:path id="path527" draw:style-name="style90" draw:layer="layout" svg:x="20.431cm" svg:y="3.636cm" svg:width="3.847cm" svg:height="3.835cm" svg:viewBox="0.0 0.0 3846.955 3834.937" svg:d="M 40899.294 11079.687 L 40862.252 11052.902 L 42042.294 9873.815 C 42691.317 9225.318 43226.901 8693.510 43232.479 8692.019 C 43238.059 8690.528 43249.569 8707.561 43258.060 8729.868 L 43273.497 8770.428 L 42104.917 9938.450 L 40936.336 11106.472 L 40899.294 11079.687 ZM 43355.373 8618.832 L 43342.185 8574.813 L 43570.332 8346.666 L 43798.479 8118.519 L 43830.850 8149.532 L 43863.221 8180.546 L 43622.240 8421.698 C 43489.701 8554.332 43378.402 8662.851 43374.910 8662.851 C 43371.418 8662.851 43362.626 8643.042 43355.373 8618.832 ZM 44352.285 7678.601 C 44410.770 7513.974 44423.953 7492.608 44535.801 7381.140 L 44645.780 7271.535 L 44677.494 7303.249 L 44709.208 7334.963 L 44527.927 7514.719 C 44428.221 7613.585 44349.183 7687.332 44352.285 7678.601 Z">
              <!-- 25 nodes -->
            </draw:path>
            <draw:path id="path525" draw:style-name="style91" draw:layer="layout" svg:x="20.349cm" svg:y="3.552cm" svg:width="3.853cm" svg:height="3.856cm" svg:viewBox="0.0 0.0 3853.500 3856.250" svg:d="M 40729.480 10924.985 C 40697.894 10897.932 40692.230 10888.020 40702.492 10877.758 C 40709.635 10870.614 40728.815 10864.769 40745.114 10864.769 C 40770.381 10864.769 40774.747 10860.484 40774.747 10835.683 C 40774.747 10811.188 40958.883 10622.455 41941.128 9640.181 L 43107.508 8473.764 L 43131.993 8533.947 L 43156.478 8594.129 L 41973.568 9777.074 C 41322.967 10427.694 40785.887 10959.840 40780.057 10959.622 C 40774.226 10959.412 40751.466 10943.817 40729.480 10924.985 ZM 43232.770 8433.428 L 43209.001 8372.968 L 43420.531 8160.519 L 43632.061 7948.070 L 43674.334 7991.143 L 43716.606 8034.216 L 43486.573 8264.052 L 43256.539 8493.889 L 43232.770 8433.428 ZM 44354.763 7382.853 C 44396.261 7267.836 44453.754 7130.190 44466.472 7115.405 C 44481.734 7097.660 44484.228 7098.222 44513.413 7125.988 C 44570.998 7180.773 44571.314 7179.858 44455.697 7293.702 C 44397.033 7351.466 44351.613 7391.584 44354.763 7382.853 Z">
              <!-- 25 nodes -->
            </draw:path>
            <draw:path id="path523" draw:style-name="style92" draw:layer="layout" svg:x="20.426cm" svg:y="4.361cm" svg:width="2.852cm" svg:height="2.894cm" svg:viewBox="0.0 0.0 2851.882 2894.316" svg:d="M 40851.669 11573.028 C 40851.669 11530.952 40858.681 11523.684 42005.488 10377.130 C 43173.672 9209.204 43179.156 9204.039 43179.841 9271.208 C 43179.931 9279.949 42656.128 9810.959 42015.836 10451.231 L 40851.669 11615.362 L 40851.669 11573.028 ZM 43273.952 9150.852 C 43260.933 9122.279 43263.612 9118.993 43460.944 8921.455 L 43661.146 8721.046 L 43682.348 8742.248 L 43703.551 8763.450 L 43495.355 8971.645 L 43287.160 9179.840 L 43273.952 9150.852 Z">
              <!-- 14 nodes -->
            </draw:path>
            <draw:path id="path521" draw:style-name="style93" draw:layer="layout" svg:x="20.426cm" svg:y="4.318cm" svg:width="2.809cm" svg:height="2.852cm" svg:viewBox="0.0 0.0 2809.474 2852.012" svg:d="M 40851.669 11446.034 C 40851.669 11403.946 40858.608 11396.750 41994.002 10261.392 L 43136.336 9119.095 L 43149.580 9148.161 C 43162.790 9177.155 43159.962 9180.087 42007.245 10332.803 L 40851.669 11488.380 L 40851.669 11446.034 ZM 43247.570 9042.531 C 43241.331 9017.672 43259.237 8996.354 43429.729 8825.665 L 43618.807 8636.368 L 43639.976 8657.536 L 43661.143 8678.704 L 43465.660 8874.402 C 43358.143 8982.036 43266.646 9070.100 43262.332 9070.100 C 43258.019 9070.100 43251.376 9057.694 43247.570 9042.531 Z">
              <!-- 15 nodes -->
            </draw:path>
            <draw:path id="path519" draw:style-name="style94" draw:layer="layout" svg:x="20.426cm" svg:y="4.243cm" svg:width="2.768cm" svg:height="2.842cm" svg:viewBox="0.0 0.0 2767.542 2842.322" svg:d="M 40851.669 11249.348 L 40851.669 11169.961 L 41971.734 10049.933 L 43091.800 8929.905 L 43115.095 8985.960 L 43138.391 9042.015 L 41995.030 10185.376 L 40851.669 11328.736 L 40851.669 11249.348 ZM 43232.919 8939.917 C 43232.919 8935.786 43223.766 8909.184 43212.578 8880.800 L 43192.236 8829.193 L 43363.863 8657.803 L 43535.488 8486.414 L 43577.350 8523.147 L 43619.211 8559.881 L 43426.065 8753.654 C 43319.835 8860.229 43232.919 8944.047 43232.919 8939.917 Z">
              <!-- 18 nodes -->
            </draw:path>
            <draw:path id="path517" draw:style-name="style95" draw:layer="layout" svg:x="20.426cm" svg:y="4.175cm" svg:width="2.683cm" svg:height="2.751cm" svg:viewBox="0.0 0.0 2682.631 2751.289" svg:d="M 40851.669 11033.427 L 40851.669 10964.635 L 41944.821 9871.522 L 43037.972 8778.409 L 43059.785 8802.625 C 43071.783 8815.943 43084.253 8834.428 43087.499 8843.703 C 43091.690 8855.681 42768.769 9185.183 41972.534 9981.392 L 40851.669 11102.219 L 40851.669 11033.427 ZM 43180.615 8733.201 C 43152.737 8659.875 43148.738 8666.847 43311.897 8504.219 L 43465.686 8350.931 L 43499.993 8385.238 L 43534.300 8419.545 L 43362.971 8590.874 C 43191.761 8762.084 43191.634 8762.183 43180.615 8733.201 Z">
              <!-- 16 nodes -->
            </draw:path>
            <draw:path id="path515" draw:style-name="style96" draw:layer="layout" svg:x="20.426cm" svg:y="4.050cm" svg:width="2.616cm" svg:height="2.739cm" svg:viewBox="0.0 0.0 2615.811 2739.469" svg:d="M 40851.669 10706.587 L 40851.669 10574.252 L 41272.357 10153.937 L 41693.044 9733.622 L 41767.127 9711.088 C 41994.361 9641.971 42142.285 9496.132 42212.600 9271.896 L 42239.371 9186.524 L 42569.458 8856.786 L 42899.544 8527.048 L 42968.336 8589.580 L 43037.128 8652.112 L 41944.398 9745.517 L 40851.669 10838.921 L 40851.669 10706.587 ZM 43119.148 8449.419 C 43100.231 8401.259 43084.753 8357.146 43084.753 8351.389 C 43084.753 8345.633 43139.238 8286.592 43205.831 8220.187 L 43326.910 8099.452 L 43397.195 8161.159 L 43467.480 8222.865 L 43310.644 8379.962 C 43224.385 8466.366 43153.750 8537.042 43153.677 8537.021 C 43153.557 8537.000 43138.066 8497.579 43119.148 8449.419 Z">
              <!-- 23 nodes -->
            </draw:path>
            <draw:path id="path513" draw:style-name="style97" draw:layer="layout" svg:x="20.426cm" svg:y="3.983cm" svg:width="2.476cm" svg:height="2.541cm" svg:viewBox="0.0 0.0 2476.167 2541.472" svg:d="M 40851.669 10444.067 L 40851.669 10380.557 L 41198.273 10034.467 L 41544.877 9688.378 L 41613.049 9677.602 C 41650.543 9671.675 41682.503 9668.108 41684.071 9669.676 C 41685.637 9671.242 41498.989 9860.412 41269.295 10090.051 L 40851.669 10507.577 L 40851.669 10444.067 ZM 41899.312 9333.967 C 42006.938 9225.710 42096.024 9137.135 42097.280 9137.135 C 42098.537 9137.135 42093.143 9155.334 42085.295 9177.577 C 42035.970 9317.380 41941.216 9428.860 41825.336 9483.424 C 41692.498 9545.972 41696.419 9538.050 41899.312 9333.967 ZM 42241.036 9104.399 C 42244.169 9095.125 42250.010 9061.293 42254.018 9029.218 L 42261.305 8970.899 L 42549.049 8683.297 L 42836.794 8395.695 L 42867.819 8428.078 L 42898.843 8460.460 L 42567.092 8790.861 C 42384.629 8972.581 42237.904 9113.673 42241.036 9104.399 ZM 43060.176 8236.089 L 43042.476 8191.029 L 43153.299 8078.567 L 43264.122 7966.105 L 43295.979 7998.973 L 43327.836 8031.841 L 43202.856 8156.495 L 43077.877 8281.149 L 43060.176 8236.089 Z">
              <!-- 32 nodes -->
            </draw:path>
            <draw:path id="path511" draw:style-name="style98" draw:layer="layout" svg:x="20.426cm" svg:y="3.873cm" svg:width="2.408cm" svg:height="2.524cm" svg:viewBox="0.0 0.0 2407.529 2524.136" svg:d="M 40851.669 10154.423 L 40851.669 10037.978 L 41082.325 9807.500 L 41312.982 9577.022 L 41426.383 9580.049 L 41539.784 9583.075 L 41195.727 9926.972 L 40851.669 10270.869 L 40851.669 10154.423 ZM 41777.929 9111.898 C 41969.830 8919.931 42128.764 8762.866 42131.115 8762.866 C 42138.720 8762.866 42122.854 8928.707 42110.588 8977.415 C 42100.131 9018.944 42074.080 9049.105 41895.866 9226.013 L 41693.044 9427.348 L 41618.961 9438.418 C 41578.215 9444.507 41518.809 9452.063 41486.947 9455.209 L 41429.017 9460.930 L 41777.929 9111.898 ZM 42267.356 8739.803 L 42271.814 8619.991 L 42492.472 8398.375 L 42713.131 8176.759 L 42769.296 8228.837 C 42800.187 8257.480 42826.660 8283.413 42828.125 8286.467 C 42829.592 8289.520 42703.014 8419.727 42546.845 8575.817 L 42262.900 8859.615 L 42267.356 8739.803 ZM 43038.259 8066.198 C 43034.463 8060.054 43019.290 8022.974 43004.545 7983.798 L 42977.734 7912.568 L 43060.165 7829.650 L 43142.597 7746.733 L 43200.897 7805.033 L 43259.198 7863.333 L 43152.181 7970.351 C 43091.377 8031.155 43042.182 8072.544 43038.259 8066.198 Z">
              <!-- 36 nodes -->
            </draw:path>
            <draw:path id="path509" draw:style-name="style99" draw:layer="layout" svg:x="20.426cm" svg:y="3.797cm" svg:width="2.286cm" svg:height="2.368cm" svg:viewBox="0.0 0.0 2286.000 2367.815" svg:d="M 40851.669 9876.682 L 40851.669 9791.966 L 40997.809 9646.105 L 41143.950 9500.245 L 41225.503 9503.372 L 41307.057 9506.500 L 41079.363 9733.949 L 40851.669 9961.399 L 40851.669 9876.682 ZM 41698.384 8945.476 L 42137.544 8506.160 L 42140.673 8587.747 L 42143.802 8669.335 L 41786.190 9027.063 L 41428.577 9384.791 L 41343.900 9384.791 L 41259.223 9384.791 L 41698.384 8945.476 ZM 42269.836 8458.539 L 42269.836 8373.850 L 42447.107 8197.210 L 42624.378 8020.570 L 42669.661 8059.744 L 42714.944 8098.916 L 42492.390 8321.072 L 42269.836 8543.227 L 42269.836 8458.539 ZM 42951.170 7771.786 L 42928.712 7714.573 L 42989.844 7654.078 L 43050.977 7593.583 L 43094.323 7628.417 C 43118.163 7647.576 43137.669 7665.913 43137.669 7669.168 C 43137.669 7676.705 42986.629 7829.049 42979.184 7829.020 C 42976.128 7829.010 42963.522 7803.253 42951.170 7771.786 Z">
              <!-- 35 nodes -->
            </draw:path>
            <draw:path id="path507" draw:style-name="style100" draw:layer="layout" svg:x="20.426cm" svg:y="3.778cm" svg:width="2.192cm" svg:height="2.199cm" svg:viewBox="0.0 0.0 2191.808 2198.843" svg:d="M 40851.669 9746.958 C 40851.669 9708.934 41082.024 9479.264 41115.007 9484.403 C 41134.282 9487.406 41114.827 9511.105 40994.838 9630.715 C 40873.056 9752.121 40851.669 9769.486 40851.669 9746.958 ZM 41671.923 8900.416 C 42050.905 8521.238 42138.214 8438.836 42141.142 8457.563 C 42146.394 8491.150 41271.587 9366.278 41232.761 9366.278 C 41211.187 9366.278 41292.289 9280.246 41671.923 8900.416 ZM 42269.836 8328.944 C 42269.836 8290.484 42591.426 7969.135 42610.664 7988.372 C 42621.135 7998.844 42587.811 8037.516 42446.822 8178.504 C 42297.863 8327.464 42269.836 8351.287 42269.836 8328.944 ZM 42921.713 7677.033 C 42911.089 7649.344 43022.826 7538.212 43040.220 7559.170 C 43049.822 7570.740 43039.596 7586.331 42990.623 7634.794 C 42938.585 7686.289 42927.802 7692.899 42921.713 7677.033 Z">
              <!-- 16 nodes -->
            </draw:path>
            <draw:path id="path505" draw:style-name="style101" draw:layer="layout" svg:x="20.426cm" svg:y="3.725cm" svg:width="2.174cm" svg:height="2.217cm" svg:viewBox="0.0 0.0 2174.183 2216.997" svg:d="M 40851.669 9624.946 C 40851.669 9586.304 40858.586 9575.657 40929.390 9505.327 C 41001.104 9434.091 41010.124 9428.387 41046.113 9431.508 L 41085.116 9434.892 L 40968.393 9551.128 L 40851.669 9667.364 L 40851.669 9624.946 ZM 41629.585 8805.015 L 42137.544 8296.847 L 42140.939 8335.909 C 42144.294 8374.514 42138.851 8380.456 41675.317 8844.077 C 41213.327 9306.155 41205.666 9313.183 41163.963 9313.183 L 41121.627 9313.183 L 41629.585 8805.015 ZM 42269.836 8206.950 C 42269.836 8166.669 42276.821 8157.627 42412.638 8022.090 C 42555.418 7879.604 42555.442 7879.586 42576.596 7900.740 C 42597.750 7921.894 42597.729 7921.922 42433.795 8085.599 L 42269.836 8249.302 L 42269.836 8206.950 ZM 42900.082 7570.601 C 42894.188 7547.114 42900.430 7534.977 42938.254 7496.442 L 42983.473 7450.367 L 43004.662 7471.556 L 43025.852 7492.745 L 42973.679 7545.714 C 42944.984 7574.847 42918.272 7598.683 42914.319 7598.683 C 42910.365 7598.683 42903.958 7586.046 42900.082 7570.601 Z">
              <!-- 28 nodes -->
            </draw:path>
            <draw:path id="path503" draw:style-name="style102" draw:layer="layout" svg:x="20.426cm" svg:y="3.700cm" svg:width="2.124cm" svg:height="2.157cm" svg:viewBox="0.0 0.0 2124.152 2157.086" svg:d="M 40851.669 9520.272 C 40851.669 9467.359 40918.444 9401.550 40967.104 9406.508 L 41000.683 9409.929 L 40926.176 9483.729 L 40851.669 9557.528 L 40851.669 9520.272 ZM 41592.541 8743.002 C 42118.066 8217.268 42137.668 8198.988 42140.994 8231.511 C 42144.248 8263.299 42115.050 8294.638 41633.035 8776.729 C 41153.005 9256.836 41119.353 9288.221 41084.582 9288.221 C 41048.818 9288.221 41066.383 9269.368 41592.541 8743.002 ZM 42269.836 8102.568 C 42269.836 8069.404 42282.538 8052.835 42390.440 7945.238 C 42504.016 7831.984 42512.315 7825.863 42532.816 7840.223 C 42553.733 7854.874 42549.006 7861.039 42412.210 7997.553 L 42269.836 8139.635 L 42269.836 8102.568 ZM 42879.141 7493.619 C 42873.027 7469.258 42877.800 7458.235 42907.189 7428.844 C 42939.628 7396.407 42944.357 7394.733 42963.409 7408.947 C 42983.503 7423.940 42982.548 7426.144 42935.360 7473.723 L 42886.510 7522.977 L 42879.141 7493.619 Z">
              <!-- 23 nodes -->
            </draw:path>
            <draw:path id="path501" draw:style-name="style103" draw:layer="layout" svg:x="20.421cm" svg:y="3.603cm" svg:width="2.095cm" svg:height="2.175cm" svg:viewBox="0.0 0.0 2095.114 2175.482" svg:d="M 40846.448 9344.476 C 40846.448 9308.824 40847.915 9307.434 40885.567 9307.434 L 40924.684 9307.434 L 40888.782 9344.476 C 40869.035 9364.849 40851.432 9381.518 40849.664 9381.518 C 40847.897 9381.518 40846.448 9364.849 40846.448 9344.476 ZM 41481.482 8550.619 L 42121.740 7910.221 L 42129.068 7950.015 C 42133.098 7971.902 42136.670 8013.639 42137.006 8042.764 L 42137.621 8095.719 L 41589.895 8643.368 L 41042.171 9191.018 L 40941.699 9191.018 L 40841.228 9191.018 L 41481.487 8550.619 L 41481.482 8550.619 ZM 42259.883 7904.021 C 42256.234 7869.713 42251.322 7829.341 42248.967 7814.306 C 42245.447 7791.833 42258.551 7773.195 42322.606 7709.567 L 42400.528 7632.166 L 42442.069 7665.067 C 42516.143 7723.735 42518.877 7714.758 42386.861 7846.398 L 42266.519 7966.399 L 42259.883 7904.021 ZM 42834.554 7296.851 C 42810.727 7233.252 42809.008 7221.256 42822.164 7210.337 C 42834.616 7200.004 42846.577 7206.800 42886.890 7247.112 L 42936.342 7296.564 L 42899.280 7333.626 L 42862.218 7370.687 L 42834.554 7296.851 Z">
              <!-- 32 nodes -->
            </draw:path>
            <draw:path id="path499" draw:style-name="style104" draw:layer="layout" svg:x="20.426cm" svg:y="3.560cm" svg:width="1.985cm" svg:height="2.023cm" svg:viewBox="0.0 0.0 1985.102 2022.674" svg:d="M 40851.669 9042.069 L 40851.669 8941.527 L 41480.065 8313.198 L 42108.460 7684.869 L 42120.357 7753.181 C 42126.899 7790.753 42132.253 7830.643 42132.253 7841.827 C 42132.253 7854.602 41894.278 8100.109 41491.961 8502.385 L 40851.669 9142.611 L 40851.669 9042.069 ZM 42234.778 7659.220 L 42216.975 7577.179 L 42256.137 7537.074 C 42277.676 7515.016 42297.904 7497.151 42301.087 7497.375 C 42304.272 7497.585 42329.623 7517.839 42357.424 7542.354 L 42407.971 7586.927 L 42330.276 7664.094 L 42252.582 7741.261 L 42234.778 7659.220 ZM 42800.267 7151.560 C 42784.000 7115.856 42790.048 7110.616 42819.757 7134.673 C 42840.069 7151.121 42841.294 7155.745 42828.208 7166.605 C 42815.740 7176.952 42810.568 7174.167 42800.267 7151.560 Z">
              <!-- 22 nodes -->
            </draw:path>
            <draw:path id="path497" draw:style-name="style105" draw:layer="layout" svg:x="20.426cm" svg:y="3.839cm" svg:width="1.443cm" svg:height="1.542cm" svg:viewBox="0.0 0.0 1442.611 1542.159" svg:d="M 40851.669 9109.831 L 40851.669 8998.704 L 41453.620 8396.823 L 42055.570 7794.942 L 42078.865 7867.691 C 42091.676 7907.703 42103.734 7945.652 42105.658 7952.021 C 42107.581 7958.391 41826.222 8246.507 41480.413 8592.280 L 40851.669 9220.957 L 40851.669 9109.831 ZM 42210.252 7833.760 C 42206.190 7822.584 42191.710 7787.773 42178.073 7756.402 C 42159.289 7713.190 42156.158 7695.892 42165.159 7685.047 C 42174.864 7673.353 42184.786 7677.017 42219.318 7705.044 C 42242.571 7723.916 42270.712 7746.610 42281.852 7755.475 C 42301.381 7771.014 42300.593 7773.072 42259.872 7812.835 C 42221.636 7850.172 42216.935 7852.154 42210.252 7833.760 Z">
              <!-- 16 nodes -->
            </draw:path>
            <draw:path id="path495" draw:style-name="style106" draw:layer="layout" svg:x="20.426cm" svg:y="3.763cm" svg:width="1.318cm" svg:height="1.396cm" svg:viewBox="0.0 0.0 1317.625 1396.134" svg:d="M 40851.669 8827.223 L 40851.669 8731.971 L 41416.185 8167.529 L 41980.702 7603.086 L 42014.143 7655.201 C 42032.537 7683.864 42047.586 7711.677 42047.586 7717.007 C 42047.586 7722.338 41778.505 7995.749 41449.627 8324.587 L 40851.669 8922.475 L 40851.669 8827.223 ZM 42133.198 7591.719 C 42125.078 7578.607 42110.895 7555.973 42101.680 7541.420 C 42087.599 7519.181 42091.655 7520.766 42127.111 7551.358 C 42150.312 7571.375 42169.294 7592.410 42169.294 7598.101 C 42169.294 7618.805 42147.596 7614.968 42133.198 7591.719 Z">
              <!-- 14 nodes -->
            </draw:path>
            <draw:path id="path493" draw:style-name="style107" draw:layer="layout" svg:x="20.426cm" svg:y="3.835cm" svg:width="1.118cm" svg:height="1.119cm" svg:viewBox="0.0 0.0 1118.375 1118.541" svg:d="M 40851.669 8787.584 C 40851.669 8766.847 41959.618 7658.972 41969.988 7669.342 C 41974.340 7673.694 41724.498 7930.656 41414.784 8240.370 C 41105.071 8550.083 40851.669 8796.330 40851.669 8787.584 Z">
              <!-- 4 nodes -->
            </draw:path>
            <draw:path id="path491" draw:style-name="style108" draw:layer="layout" svg:x="20.426cm" svg:y="3.757cm" svg:width="1.111cm" svg:height="1.181cm" svg:viewBox="0.0 0.0 1110.791 1180.504" svg:d="M 40851.669 8624.800 L 40851.669 8556.006 L 41373.207 8034.548 L 41894.746 7513.090 L 41928.603 7548.022 L 41962.460 7582.954 L 41407.064 8138.274 L 40851.669 8693.594 L 40851.669 8624.800 Z">
              <!-- 9 nodes -->
            </draw:path>
            <draw:path id="path489" draw:style-name="style109" draw:layer="layout" svg:x="20.426cm" svg:y="3.690cm" svg:width="1.031cm" svg:height="1.109cm" svg:viewBox="0.0 0.0 1030.746 1109.068" svg:d="M 40851.669 8399.890 L 40851.669 8309.928 L 41316.330 7845.357 L 41780.991 7380.786 L 41829.075 7408.965 C 41855.521 7424.464 41879.512 7440.952 41882.389 7445.605 C 41885.263 7450.259 41654.529 7687.119 41369.643 7971.960 L 40851.669 8489.854 L 40851.669 8399.890 Z">
              <!-- 9 nodes -->
            </draw:path>
            <draw:path id="path487" draw:style-name="style110" draw:layer="layout" svg:x="20.426cm" svg:y="3.650cm" svg:width="0.912cm" svg:height="0.970cm" svg:viewBox="0.0 0.0 911.516 969.881" svg:d="M 40851.669 8173.929 L 40851.669 8078.671 L 41241.459 7688.988 L 41631.247 7299.306 L 41692.755 7315.368 C 41726.584 7324.202 41758.239 7335.406 41763.100 7340.266 C 41767.959 7345.126 41564.876 7556.122 41311.803 7809.145 L 40851.669 8269.187 L 40851.669 8173.929 Z">
              <!-- 9 nodes -->
            </draw:path>
            <draw:path id="path485" draw:style-name="style111" draw:layer="layout" svg:x="20.426cm" svg:y="3.641cm" svg:width="0.756cm" svg:height="0.788cm" svg:viewBox="0.0 0.0 755.709 788.350" svg:d="M 40851.669 7921.486 L 40851.669 7773.289 L 41097.814 7527.311 L 41343.959 7281.333 L 41465.585 7282.077 C 41532.479 7282.488 41595.518 7286.110 41605.669 7290.131 C 41620.318 7295.933 41544.411 7377.137 41237.898 7683.562 L 40851.669 8069.683 L 40851.669 7921.486 Z">
              <!-- 9 nodes -->
            </draw:path>
            <draw:path id="path483" draw:style-name="style112" draw:layer="layout" svg:x="20.426cm" svg:y="3.640cm" svg:width="0.487cm" svg:height="0.493cm" svg:viewBox="0.0 0.0 487.048 492.511" svg:d="M 40851.669 7603.215 L 40851.669 7433.703 L 40928.929 7356.959 L 41006.188 7280.215 L 41172.453 7283.140 L 41338.717 7286.065 L 41095.194 7529.396 L 40851.669 7772.726 L 40851.669 7603.215 Z">
              <!-- 9 nodes -->
            </draw:path>
            <draw:path id="path481" draw:style-name="style113" draw:layer="layout" svg:x="20.426cm" svg:y="3.641cm" svg:width="0.153cm" svg:height="0.148cm" svg:viewBox="0.0 0.0 152.893 148.167" svg:d="M 40851.667 7355.417 L 40851.667 7281.333 L 40928.113 7281.333 L 41004.559 7281.333 L 40931.043 7355.417 C 40890.609 7396.162 40856.209 7429.500 40854.597 7429.500 C 40852.986 7429.500 40851.666 7396.162 40851.666 7355.417 L 40851.667 7355.417 Z">
              <!-- 8 nodes -->
            </draw:path>
            <draw:path id="path479" draw:style-name="style114" draw:layer="layout" svg:x="9.932cm" svg:y="2.032cm" svg:width="6.725cm" svg:height="1.154cm" svg:viewBox="0.0 0.0 6724.609 1154.474" svg:d="M 19864.253 4836.920 C 19864.253 4496.402 19865.591 4357.099 19867.226 4527.358 C 19868.861 4697.617 19868.861 4976.223 19867.226 5146.483 C 19865.591 5316.742 19864.253 5177.439 19864.253 4836.920 ZM 23854.058 4667.587 C 23854.058 4420.202 23855.444 4318.999 23857.137 4442.691 C 23858.832 4566.384 23858.832 4768.790 23857.137 4892.483 C 23855.445 5016.176 23854.058 4914.972 23854.058 4667.587 ZM 23896.197 4821.045 C 23896.202 4658.062 23897.670 4592.866 23899.462 4676.165 C 23901.253 4759.464 23901.247 4892.814 23899.452 4972.498 C 23897.655 5052.182 23896.191 4984.029 23896.197 4821.045 ZM 26584.685 4466.504 C 26584.685 4108.522 26586.017 3962.076 26587.643 4141.066 C 26589.269 4320.057 26589.269 4612.951 26587.643 4791.941 C 26586.017 4970.932 26584.685 4824.485 26584.685 4466.504 Z">
              <!-- 16 nodes -->
            </draw:path>
            <draw:path id="path477" draw:style-name="style115" draw:layer="layout" svg:x="9.938cm" svg:y="1.789cm" svg:width="8.266cm" svg:height="1.636cm" svg:viewBox="0.0 0.0 8265.584 1636.408" svg:d="M 27471.689 5210.788 C 27461.503 5207.851 27453.168 5198.653 27453.168 5190.349 C 27453.168 5179.247 27467.452 5175.250 27507.132 5175.250 C 27614.783 5175.250 27661.674 5129.627 27723.867 4964.374 C 27743.787 4911.443 27760.085 4863.630 27760.085 4858.123 C 27760.085 4852.616 27681.504 4654.302 27585.460 4417.425 C 27489.416 4180.549 27410.835 3985.074 27410.835 3983.037 C 27410.835 3981.000 27419.446 3979.333 27429.970 3979.333 C 27445.199 3979.333 27480.038 4055.476 27600.664 4352.396 C 27684.022 4557.580 27759.047 4742.127 27767.387 4762.500 C 27778.846 4790.489 27784.550 4795.662 27790.727 4783.667 C 27795.223 4774.935 27867.335 4590.388 27950.977 4373.562 C 28072.834 4057.667 28106.830 3979.333 28122.068 3979.333 C 28132.527 3979.333 28141.085 3981.870 28141.085 3984.970 C 28141.085 3998.393 27744.172 5016.320 27720.298 5064.125 C 27682.510 5139.788 27656.746 5173.416 27623.322 5190.701 C 27591.245 5207.288 27501.010 5219.242 27471.689 5210.788 ZM 19875.501 4593.167 C 19875.501 4249.460 19879.576 3979.333 19884.761 3979.333 C 19896.805 3979.333 19907.251 4032.708 19907.251 4094.245 L 19907.251 4143.011 L 19955.120 4088.290 C 20025.278 4008.089 20098.428 3975.316 20207.854 3975.061 C 20306.529 3974.830 20366.484 3996.741 20423.867 4054.004 C 20511.187 4141.141 20546.792 4249.606 20547.009 4429.125 C 20547.129 4531.034 20542.542 4570.761 20523.778 4630.208 C 20492.056 4730.707 20436.605 4801.226 20357.486 4841.687 C 20302.749 4869.680 20284.483 4873.547 20209.622 4872.998 C 20106.126 4872.239 20022.160 4838.749 19952.230 4770.343 L 19907.251 4726.343 L 19907.251 4966.671 C 19907.251 5173.241 19905.022 5207.000 19891.376 5207.000 C 19877.447 5207.000 19875.501 5131.741 19875.501 4593.167 ZM 20312.813 4825.237 C 20443.944 4788.824 20520.658 4614.443 20507.727 4382.172 C 20497.947 4206.505 20442.751 4093.833 20339.711 4039.203 C 20287.330 4011.432 20275.897 4009.438 20191.248 4013.316 C 20112.090 4016.942 20092.532 4021.838 20048.373 4049.089 C 20017.433 4068.181 19980.476 4104.938 19954.876 4142.080 L 19912.543 4203.500 L 19909.417 4427.437 L 19906.292 4651.375 L 19937.956 4701.121 C 19971.605 4753.987 20028.733 4797.822 20094.604 4821.319 C 20143.129 4838.628 20257.211 4840.676 20312.813 4825.237 ZM 21020.590 4863.071 C 20946.455 4842.257 20928.849 4832.084 20867.248 4774.464 C 20778.236 4691.204 20732.751 4572.624 20732.751 4423.833 C 20732.751 4269.086 20776.415 4157.943 20871.963 4069.483 C 20949.515 3997.683 21014.299 3973.904 21129.808 3974.839 C 21361.342 3976.714 21508.469 4151.169 21508.469 4423.833 C 21508.469 4630.849 21430.030 4773.540 21277.959 4843.160 C 21207.372 4875.476 21095.581 4884.124 21020.590 4863.071 ZM 21243.571 4819.913 C 21430.035 4756.378 21527.668 4470.464 21441.521 4240.218 C 21389.323 4100.705 21285.545 4021.372 21144.567 4013.211 C 20993.457 4004.463 20884.130 4069.759 20815.096 4209.988 C 20781.040 4279.165 20780.376 4283.252 20780.376 4423.833 C 20780.376 4563.677 20781.201 4568.817 20814.204 4635.722 C 20855.809 4720.055 20923.603 4788.211 20992.727 4815.200 C 21058.018 4840.692 21176.079 4842.910 21243.571 4819.913 ZM 23238.011 4868.036 C 23178.428 4853.006 23137.574 4829.098 23080.935 4776.119 C 22986.572 4687.854 22944.668 4582.252 22944.668 4432.714 C 22944.668 4279.761 22986.538 4163.630 23073.375 4075.728 C 23143.886 4004.353 23217.266 3974.451 23320.376 3975.076 C 23513.502 3976.247 23638.993 4097.116 23651.262 4293.776 L 23656.735 4381.500 L 23320.573 4381.500 L 22984.413 4381.500 L 22988.918 4474.104 C 22994.343 4585.619 23028.022 4669.212 23096.017 4739.929 C 23161.888 4808.435 23228.504 4836.353 23326.393 4836.480 C 23423.393 4836.600 23497.505 4816.052 23557.958 4772.260 C 23586.785 4751.378 23606.890 4743.156 23613.345 4749.610 C 23628.305 4764.570 23553.021 4822.538 23486.085 4847.599 C 23420.221 4872.259 23295.485 4882.535 23238.011 4868.036 ZM 23611.185 4283.604 C 23610.771 4185.155 23549.297 4087.510 23457.960 4040.233 C 23406.536 4013.615 23286.235 4003.660 23222.925 4020.782 C 23163.924 4036.739 23095.491 4089.934 23053.291 4152.645 C 23022.031 4199.098 23012.559 4223.892 22993.152 4310.062 L 22986.598 4339.167 L 23299.007 4339.167 L 23611.418 4339.167 L 23611.185 4283.604 ZM 24635.011 4868.036 C 24575.429 4853.006 24534.574 4829.098 24477.935 4776.119 C 24383.572 4687.854 24341.668 4582.252 24341.668 4432.714 C 24341.668 4279.761 24383.538 4163.630 24470.375 4075.728 C 24540.887 4004.353 24614.266 3974.451 24717.376 3975.076 C 24910.502 3976.247 25035.993 4097.116 25048.262 4293.776 L 25053.735 4381.500 L 24717.573 4381.500 L 24381.413 4381.500 L 24385.918 4474.104 C 24391.343 4585.619 24425.022 4669.212 24493.017 4739.929 C 24558.888 4808.435 24625.504 4836.353 24723.393 4836.480 C 24820.394 4836.600 24894.505 4816.052 24954.959 4772.260 C 24983.785 4751.378 25003.891 4743.156 25010.345 4749.610 C 25025.305 4764.570 24950.021 4822.538 24883.085 4847.599 C 24817.221 4872.259 24692.485 4882.535 24635.011 4868.036 ZM 25008.185 4283.604 C 25007.771 4185.155 24946.297 4087.510 24854.960 4040.233 C 24803.536 4013.615 24683.236 4003.660 24619.925 4020.782 C 24560.924 4036.739 24492.491 4089.934 24450.291 4152.645 C 24419.031 4199.098 24409.559 4223.892 24390.152 4310.062 L 24383.598 4339.167 L 24696.007 4339.167 L 25008.418 4339.167 L 25008.185 4283.604 ZM 25472.029 4864.113 C 25444.705 4856.757 25413.749 4844.230 25403.238 4836.275 C 25281.195 4743.916 25230.668 4625.757 25230.668 4432.714 C 25230.668 4136.777 25351.079 3974.002 25569.335 3974.896 C 25683.745 3975.365 25771.324 4017.511 25836.564 4103.495 L 25865.668 4141.854 L 25865.668 3859.510 C 25865.668 3584.222 25866.196 3577.167 25886.835 3577.167 C 25907.770 3577.167 25908.002 3584.222 25908.002 4222.750 C 25908.002 4861.277 25907.762 4868.333 25886.835 4868.333 C 25867.839 4868.333 25865.668 4861.277 25865.668 4799.542 L 25865.668 4730.750 L 25823.774 4772.644 C 25773.196 4823.222 25720.457 4851.151 25645.543 4867.029 C 25575.628 4881.848 25535.395 4881.172 25472.030 4864.113 L 25472.029 4864.113 ZM 25682.285 4820.757 C 25740.564 4803.450 25824.846 4736.659 25850.148 4687.730 C 25862.322 4664.189 25865.668 4610.407 25865.668 4438.283 C 25865.668 4184.086 25859.812 4162.257 25769.939 4081.453 C 25711.015 4028.476 25657.775 4010.964 25556.711 4011.316 C 25412.501 4011.817 25323.487 4098.523 25283.431 4277.508 C 25264.601 4361.652 25274.359 4583.923 25299.613 4646.083 C 25353.227 4778.053 25432.895 4836.583 25558.908 4836.583 C 25597.455 4836.583 25652.974 4829.462 25682.285 4820.757 ZM 26853.556 4868.510 C 26789.288 4854.896 26723.776 4819.142 26672.647 4769.773 L 26627.668 4726.343 L 26627.668 4797.338 C 26627.668 4853.389 26624.327 4868.333 26611.793 4868.333 C 26597.856 4868.333 26595.918 4789.546 26595.918 4222.750 C 26595.918 3655.954 26597.856 3577.167 26611.793 3577.167 C 26625.505 3577.167 26627.668 3615.414 26627.668 3857.895 L 26627.668 4138.623 L 26688.522 4076.529 C 26762.517 4001.028 26828.723 3974.268 26939.877 3974.933 C 27092.365 3975.846 27196.166 4064.602 27248.263 4238.625 C 27277.073 4334.860 27275.019 4532.553 27244.195 4630.208 C 27213.149 4728.567 27156.724 4801.447 27082.450 4839.121 C 27017.937 4871.844 26925.393 4883.726 26853.556 4868.510 ZM 27033.230 4825.237 C 27164.178 4788.874 27241.852 4611.709 27227.572 4381.966 C 27216.447 4202.980 27158.976 4087.316 27056.177 4037.021 C 27003.350 4011.176 26989.254 4008.892 26908.630 4013.124 C 26796.137 4019.028 26737.937 4051.193 26675.293 4142.080 L 26632.960 4203.500 L 26629.834 4427.437 L 26626.709 4651.375 L 26658.373 4701.121 C 26692.022 4753.987 26749.151 4797.822 26815.022 4821.319 C 26863.546 4838.628 26977.628 4840.676 27033.230 4825.237 ZM 21796.284 4437.062 C 21727.350 4199.863 21668.895 3999.838 21666.384 3992.562 C 21663.699 3984.777 21670.811 3979.333 21683.671 3979.333 C 21708.221 3979.333 21697.684 3948.469 21826.412 4397.375 C 21869.811 4548.717 21911.379 4700.143 21918.785 4733.879 C 21926.192 4767.614 21935.363 4797.138 21939.166 4799.488 C 21942.967 4801.837 22004.873 4618.264 22076.734 4391.547 C 22183.881 4053.505 22210.760 3979.333 22226.118 3979.333 C 22245.916 3979.333 22249.141 3988.607 22426.729 4556.125 C 22468.623 4690.004 22504.554 4801.414 22506.576 4803.702 C 22511.475 4809.245 22509.507 4816.051 22734.916 4013.729 C 22741.815 3989.172 22750.820 3979.333 22766.396 3979.333 C 22784.879 3979.333 22787.103 3983.753 22780.952 4008.261 C 22775.605 4029.570 22605.627 4613.420 22535.950 4849.812 C 22532.948 4859.999 22521.577 4868.333 22510.682 4868.333 C 22494.017 4868.333 22472.319 4811.464 22373.986 4510.063 C 22309.699 4313.015 22251.416 4127.168 22244.468 4097.070 C 22237.521 4066.973 22228.445 4046.029 22224.300 4050.528 C 22220.153 4055.027 22208.748 4087.283 22198.954 4122.208 C 22189.161 4157.133 22131.262 4339.299 22070.290 4527.021 C 21979.580 4806.302 21955.996 4868.333 21940.526 4868.333 C 21924.734 4868.333 21900.980 4797.312 21796.284 4437.062 ZM 23865.418 4423.833 C 23865.418 4040.847 23867.560 3979.333 23880.896 3979.333 C 23893.142 3979.333 23897.009 3999.770 23899.417 4077.229 L 23902.460 4175.125 L 23925.506 4132.070 C 23952.539 4081.565 24023.127 4014.842 24070.316 3995.187 C 24148.219 3962.740 24257.001 3962.869 24257.001 3995.409 C 24257.001 4007.568 24242.172 4011.106 24190.856 4011.186 C 24069.731 4011.375 23987.919 4067.743 23929.873 4190.999 C 23902.621 4248.866 23902.440 4251.021 23899.097 4558.770 C 23896.271 4818.809 23893.309 4868.333 23880.577 4868.333 C 23867.662 4868.333 23865.418 4802.545 23865.418 4423.832 L 23865.418 4423.833 Z">
              <!-- 197 nodes -->
            </draw:path>
          </draw:g>
          <!-- id="g475" -->
        </draw:g>
        <!-- id="layer1" -->
      </draw:page>
    </office:drawing>
    <!-- ######### CONVERSION FROM SVG ENDS ######## -->
  </office:body>
</office:document-content>
</file>

<file path=styles.xml><?xml version="1.0" encoding="utf-8"?>
<!--
*************************************************************************
  file:  styles.xml
  Generated by Inkscape: Thu Jan 04 13:11:13 2024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solid" draw:fill-color="#fdfdfd" draw:stroke="none"/>
    </style:style>
    <style:style style:name="style1" style:family="graphic" style:parent-style-name="standard">
      <style:graphic-properties draw:fill="solid" draw:fill-color="#d6e8f6" draw:stroke="none"/>
    </style:style>
    <style:style style:name="style2" style:family="graphic" style:parent-style-name="standard">
      <style:graphic-properties draw:fill="solid" draw:fill-color="#c4eafd" draw:stroke="none"/>
    </style:style>
    <style:style style:name="style3" style:family="graphic" style:parent-style-name="standard">
      <style:graphic-properties draw:fill="solid" draw:fill-color="#c8e8f9" draw:stroke="none"/>
    </style:style>
    <style:style style:name="style4" style:family="graphic" style:parent-style-name="standard">
      <style:graphic-properties draw:fill="solid" draw:fill-color="#c6e8fa" draw:stroke="none"/>
    </style:style>
    <style:style style:name="style5" style:family="graphic" style:parent-style-name="standard">
      <style:graphic-properties draw:fill="solid" draw:fill-color="#c8e6f8" draw:stroke="none"/>
    </style:style>
    <style:style style:name="style6" style:family="graphic" style:parent-style-name="standard">
      <style:graphic-properties draw:fill="solid" draw:fill-color="#cbe4f5" draw:stroke="none"/>
    </style:style>
    <style:style style:name="style7" style:family="graphic" style:parent-style-name="standard">
      <style:graphic-properties draw:fill="solid" draw:fill-color="#cae0ee" draw:stroke="none"/>
    </style:style>
    <style:style style:name="style8" style:family="graphic" style:parent-style-name="standard">
      <style:graphic-properties draw:fill="solid" draw:fill-color="#cadeed" draw:stroke="none"/>
    </style:style>
    <style:style style:name="style9" style:family="graphic" style:parent-style-name="standard">
      <style:graphic-properties draw:fill="solid" draw:fill-color="#c9ddea" draw:stroke="none"/>
    </style:style>
    <style:style style:name="style10" style:family="graphic" style:parent-style-name="standard">
      <style:graphic-properties draw:fill="solid" draw:fill-color="#add5f0" draw:stroke="none"/>
    </style:style>
    <style:style style:name="style11" style:family="graphic" style:parent-style-name="standard">
      <style:graphic-properties draw:fill="solid" draw:fill-color="#cdcdcd" draw:stroke="none"/>
    </style:style>
    <style:style style:name="style12" style:family="graphic" style:parent-style-name="standard">
      <style:graphic-properties draw:fill="solid" draw:fill-color="#8bd8fc" draw:stroke="none"/>
    </style:style>
    <style:style style:name="style13" style:family="graphic" style:parent-style-name="standard">
      <style:graphic-properties draw:fill="solid" draw:fill-color="#8dd5f9" draw:stroke="none"/>
    </style:style>
    <style:style style:name="style14" style:family="graphic" style:parent-style-name="standard">
      <style:graphic-properties draw:fill="solid" draw:fill-color="#91d1f4" draw:stroke="none"/>
    </style:style>
    <style:style style:name="style15" style:family="graphic" style:parent-style-name="standard">
      <style:graphic-properties draw:fill="solid" draw:fill-color="#94cef0" draw:stroke="none"/>
    </style:style>
    <style:style style:name="style16" style:family="graphic" style:parent-style-name="standard">
      <style:graphic-properties draw:fill="solid" draw:fill-color="#9acbec" draw:stroke="none"/>
    </style:style>
    <style:style style:name="style17" style:family="graphic" style:parent-style-name="standard">
      <style:graphic-properties draw:fill="solid" draw:fill-color="#96cbed" draw:stroke="none"/>
    </style:style>
    <style:style style:name="style18" style:family="graphic" style:parent-style-name="standard">
      <style:graphic-properties draw:fill="solid" draw:fill-color="#95c0dd" draw:stroke="none"/>
    </style:style>
    <style:style style:name="style19" style:family="graphic" style:parent-style-name="standard">
      <style:graphic-properties draw:fill="solid" draw:fill-color="#93bbd6" draw:stroke="none"/>
    </style:style>
    <style:style style:name="style20" style:family="graphic" style:parent-style-name="standard">
      <style:graphic-properties draw:fill="solid" draw:fill-color="#51c5fc" draw:stroke="none"/>
    </style:style>
    <style:style style:name="style21" style:family="graphic" style:parent-style-name="standard">
      <style:graphic-properties draw:fill="solid" draw:fill-color="#52c4fa" draw:stroke="none"/>
    </style:style>
    <style:style style:name="style22" style:family="graphic" style:parent-style-name="standard">
      <style:graphic-properties draw:fill="solid" draw:fill-color="#58bff4" draw:stroke="none"/>
    </style:style>
    <style:style style:name="style23" style:family="graphic" style:parent-style-name="standard">
      <style:graphic-properties draw:fill="solid" draw:fill-color="#59bcf2" draw:stroke="none"/>
    </style:style>
    <style:style style:name="style24" style:family="graphic" style:parent-style-name="standard">
      <style:graphic-properties draw:fill="solid" draw:fill-color="#5db9ed" draw:stroke="none"/>
    </style:style>
    <style:style style:name="style25" style:family="graphic" style:parent-style-name="standard">
      <style:graphic-properties draw:fill="solid" draw:fill-color="#62b4e7" draw:stroke="none"/>
    </style:style>
    <style:style style:name="style26" style:family="graphic" style:parent-style-name="standard">
      <style:graphic-properties draw:fill="solid" draw:fill-color="#64b2e4" draw:stroke="none"/>
    </style:style>
    <style:style style:name="style27" style:family="graphic" style:parent-style-name="standard">
      <style:graphic-properties draw:fill="solid" draw:fill-color="#65afe1" draw:stroke="none"/>
    </style:style>
    <style:style style:name="style28" style:family="graphic" style:parent-style-name="standard">
      <style:graphic-properties draw:fill="solid" draw:fill-color="#65abdb" draw:stroke="none"/>
    </style:style>
    <style:style style:name="style29" style:family="graphic" style:parent-style-name="standard">
      <style:graphic-properties draw:fill="solid" draw:fill-color="#9b9b9b" draw:stroke="none"/>
    </style:style>
    <style:style style:name="style30" style:family="graphic" style:parent-style-name="standard">
      <style:graphic-properties draw:fill="solid" draw:fill-color="#18b4fc" draw:stroke="none"/>
    </style:style>
    <style:style style:name="style31" style:family="graphic" style:parent-style-name="standard">
      <style:graphic-properties draw:fill="solid" draw:fill-color="#18b3fc" draw:stroke="none"/>
    </style:style>
    <style:style style:name="style32" style:family="graphic" style:parent-style-name="standard">
      <style:graphic-properties draw:fill="solid" draw:fill-color="#19b2fb" draw:stroke="none"/>
    </style:style>
    <style:style style:name="style33" style:family="graphic" style:parent-style-name="standard">
      <style:graphic-properties draw:fill="solid" draw:fill-color="#1ab2fa" draw:stroke="none"/>
    </style:style>
    <style:style style:name="style34" style:family="graphic" style:parent-style-name="standard">
      <style:graphic-properties draw:fill="solid" draw:fill-color="#1ab1fa" draw:stroke="none"/>
    </style:style>
    <style:style style:name="style35" style:family="graphic" style:parent-style-name="standard">
      <style:graphic-properties draw:fill="solid" draw:fill-color="#1bb0f9" draw:stroke="none"/>
    </style:style>
    <style:style style:name="style36" style:family="graphic" style:parent-style-name="standard">
      <style:graphic-properties draw:fill="solid" draw:fill-color="#1eaef6" draw:stroke="none"/>
    </style:style>
    <style:style style:name="style37" style:family="graphic" style:parent-style-name="standard">
      <style:graphic-properties draw:fill="solid" draw:fill-color="#1daef6" draw:stroke="none"/>
    </style:style>
    <style:style style:name="style38" style:family="graphic" style:parent-style-name="standard">
      <style:graphic-properties draw:fill="solid" draw:fill-color="#20acf4" draw:stroke="none"/>
    </style:style>
    <style:style style:name="style39" style:family="graphic" style:parent-style-name="standard">
      <style:graphic-properties draw:fill="solid" draw:fill-color="#20acf3" draw:stroke="none"/>
    </style:style>
    <style:style style:name="style40" style:family="graphic" style:parent-style-name="standard">
      <style:graphic-properties draw:fill="solid" draw:fill-color="#1eacf4" draw:stroke="none"/>
    </style:style>
    <style:style style:name="style41" style:family="graphic" style:parent-style-name="standard">
      <style:graphic-properties draw:fill="solid" draw:fill-color="#22aaf1" draw:stroke="none"/>
    </style:style>
    <style:style style:name="style42" style:family="graphic" style:parent-style-name="standard">
      <style:graphic-properties draw:fill="solid" draw:fill-color="#20abf2" draw:stroke="none"/>
    </style:style>
    <style:style style:name="style43" style:family="graphic" style:parent-style-name="standard">
      <style:graphic-properties draw:fill="solid" draw:fill-color="#21aaf1" draw:stroke="none"/>
    </style:style>
    <style:style style:name="style44" style:family="graphic" style:parent-style-name="standard">
      <style:graphic-properties draw:fill="solid" draw:fill-color="#23a8ef" draw:stroke="none"/>
    </style:style>
    <style:style style:name="style45" style:family="graphic" style:parent-style-name="standard">
      <style:graphic-properties draw:fill="solid" draw:fill-color="#24a8ee" draw:stroke="none"/>
    </style:style>
    <style:style style:name="style46" style:family="graphic" style:parent-style-name="standard">
      <style:graphic-properties draw:fill="solid" draw:fill-color="#24a7ee" draw:stroke="none"/>
    </style:style>
    <style:style style:name="style47" style:family="graphic" style:parent-style-name="standard">
      <style:graphic-properties draw:fill="solid" draw:fill-color="#26a6ec" draw:stroke="none"/>
    </style:style>
    <style:style style:name="style48" style:family="graphic" style:parent-style-name="standard">
      <style:graphic-properties draw:fill="solid" draw:fill-color="#24a6ec" draw:stroke="none"/>
    </style:style>
    <style:style style:name="style49" style:family="graphic" style:parent-style-name="standard">
      <style:graphic-properties draw:fill="solid" draw:fill-color="#28a4e9" draw:stroke="none"/>
    </style:style>
    <style:style style:name="style50" style:family="graphic" style:parent-style-name="standard">
      <style:graphic-properties draw:fill="solid" draw:fill-color="#26a4ea" draw:stroke="none"/>
    </style:style>
    <style:style style:name="style51" style:family="graphic" style:parent-style-name="standard">
      <style:graphic-properties draw:fill="solid" draw:fill-color="#28a3e8" draw:stroke="none"/>
    </style:style>
    <style:style style:name="style52" style:family="graphic" style:parent-style-name="standard">
      <style:graphic-properties draw:fill="solid" draw:fill-color="#2ba1e6" draw:stroke="none"/>
    </style:style>
    <style:style style:name="style53" style:family="graphic" style:parent-style-name="standard">
      <style:graphic-properties draw:fill="solid" draw:fill-color="#2aa1e6" draw:stroke="none"/>
    </style:style>
    <style:style style:name="style54" style:family="graphic" style:parent-style-name="standard">
      <style:graphic-properties draw:fill="solid" draw:fill-color="#2ca0e4" draw:stroke="none"/>
    </style:style>
    <style:style style:name="style55" style:family="graphic" style:parent-style-name="standard">
      <style:graphic-properties draw:fill="solid" draw:fill-color="#2ba0e5" draw:stroke="none"/>
    </style:style>
    <style:style style:name="style56" style:family="graphic" style:parent-style-name="standard">
      <style:graphic-properties draw:fill="solid" draw:fill-color="#2c9fe4" draw:stroke="none"/>
    </style:style>
    <style:style style:name="style57" style:family="graphic" style:parent-style-name="standard">
      <style:graphic-properties draw:fill="solid" draw:fill-color="#2c9ee2" draw:stroke="none"/>
    </style:style>
    <style:style style:name="style58" style:family="graphic" style:parent-style-name="standard">
      <style:graphic-properties draw:fill="solid" draw:fill-color="#2e9ce0" draw:stroke="none"/>
    </style:style>
    <style:style style:name="style59" style:family="graphic" style:parent-style-name="standard">
      <style:graphic-properties draw:fill="solid" draw:fill-color="#309ade" draw:stroke="none"/>
    </style:style>
    <style:style style:name="style60" style:family="graphic" style:parent-style-name="standard">
      <style:graphic-properties draw:fill="solid" draw:fill-color="#3398dc" draw:stroke="none"/>
    </style:style>
    <style:style style:name="style61" style:family="graphic" style:parent-style-name="standard">
      <style:graphic-properties draw:fill="solid" draw:fill-color="#3299dc" draw:stroke="none"/>
    </style:style>
    <style:style style:name="style62" style:family="graphic" style:parent-style-name="standard">
      <style:graphic-properties draw:fill="solid" draw:fill-color="#3398db" draw:stroke="none"/>
    </style:style>
    <style:style style:name="style63" style:family="graphic" style:parent-style-name="standard">
      <style:graphic-properties draw:fill="solid" draw:fill-color="#3497da" draw:stroke="none"/>
    </style:style>
    <style:style style:name="style64" style:family="graphic" style:parent-style-name="standard">
      <style:graphic-properties draw:fill="solid" draw:fill-color="#3497d9" draw:stroke="none"/>
    </style:style>
    <style:style style:name="style65" style:family="graphic" style:parent-style-name="standard">
      <style:graphic-properties draw:fill="solid" draw:fill-color="#3496d9" draw:stroke="none"/>
    </style:style>
    <style:style style:name="style66" style:family="graphic" style:parent-style-name="standard">
      <style:graphic-properties draw:fill="solid" draw:fill-color="#3496d8" draw:stroke="none"/>
    </style:style>
    <style:style style:name="style67" style:family="graphic" style:parent-style-name="standard">
      <style:graphic-properties draw:fill="solid" draw:fill-color="#3396d8" draw:stroke="none"/>
    </style:style>
    <style:style style:name="style68" style:family="graphic" style:parent-style-name="standard">
      <style:graphic-properties draw:fill="solid" draw:fill-color="#3395d8" draw:stroke="none"/>
    </style:style>
    <style:style style:name="style69" style:family="graphic" style:parent-style-name="standard">
      <style:graphic-properties draw:fill="solid" draw:fill-color="#3395d7" draw:stroke="none"/>
    </style:style>
    <style:style style:name="style70" style:family="graphic" style:parent-style-name="standard">
      <style:graphic-properties draw:fill="solid" draw:fill-color="#3394d6" draw:stroke="none"/>
    </style:style>
    <style:style style:name="style71" style:family="graphic" style:parent-style-name="standard">
      <style:graphic-properties draw:fill="solid" draw:fill-color="#3393d5" draw:stroke="none"/>
    </style:style>
    <style:style style:name="style72" style:family="graphic" style:parent-style-name="standard">
      <style:graphic-properties draw:fill="solid" draw:fill-color="#3294d5" draw:stroke="none"/>
    </style:style>
    <style:style style:name="style73" style:family="graphic" style:parent-style-name="standard">
      <style:graphic-properties draw:fill="solid" draw:fill-color="#3293d4" draw:stroke="none"/>
    </style:style>
    <style:style style:name="style74" style:family="graphic" style:parent-style-name="standard">
      <style:graphic-properties draw:fill="solid" draw:fill-color="#3292d2" draw:stroke="none"/>
    </style:style>
    <style:style style:name="style75" style:family="graphic" style:parent-style-name="standard">
      <style:graphic-properties draw:fill="solid" draw:fill-color="#3291d2" draw:stroke="none"/>
    </style:style>
    <style:style style:name="style76" style:family="graphic" style:parent-style-name="standard">
      <style:graphic-properties draw:fill="solid" draw:fill-color="#3290d0" draw:stroke="none"/>
    </style:style>
    <style:style style:name="style77" style:family="graphic" style:parent-style-name="standard">
      <style:graphic-properties draw:fill="solid" draw:fill-color="#3190d0" draw:stroke="none"/>
    </style:style>
    <style:style style:name="style78" style:family="graphic" style:parent-style-name="standard">
      <style:graphic-properties draw:fill="solid" draw:fill-color="#318fcf" draw:stroke="none"/>
    </style:style>
    <style:style style:name="style79" style:family="graphic" style:parent-style-name="standard">
      <style:graphic-properties draw:fill="solid" draw:fill-color="#318fce" draw:stroke="none"/>
    </style:style>
    <style:style style:name="style80" style:family="graphic" style:parent-style-name="standard">
      <style:graphic-properties draw:fill="solid" draw:fill-color="#318ece" draw:stroke="none"/>
    </style:style>
    <style:style style:name="style81" style:family="graphic" style:parent-style-name="standard">
      <style:graphic-properties draw:fill="solid" draw:fill-color="#308ecc" draw:stroke="none"/>
    </style:style>
    <style:style style:name="style82" style:family="graphic" style:parent-style-name="standard">
      <style:graphic-properties draw:fill="solid" draw:fill-color="#308ccc" draw:stroke="none"/>
    </style:style>
    <style:style style:name="style83" style:family="graphic" style:parent-style-name="standard">
      <style:graphic-properties draw:fill="solid" draw:fill-color="#308ccb" draw:stroke="none"/>
    </style:style>
    <style:style style:name="style84" style:family="graphic" style:parent-style-name="standard">
      <style:graphic-properties draw:fill="solid" draw:fill-color="#308cca" draw:stroke="none"/>
    </style:style>
    <style:style style:name="style85" style:family="graphic" style:parent-style-name="standard">
      <style:graphic-properties draw:fill="solid" draw:fill-color="#308bca" draw:stroke="none"/>
    </style:style>
    <style:style style:name="style86" style:family="graphic" style:parent-style-name="standard">
      <style:graphic-properties draw:fill="solid" draw:fill-color="#2f8bc9" draw:stroke="none"/>
    </style:style>
    <style:style style:name="style87" style:family="graphic" style:parent-style-name="standard">
      <style:graphic-properties draw:fill="solid" draw:fill-color="#2f8ac8" draw:stroke="none"/>
    </style:style>
    <style:style style:name="style88" style:family="graphic" style:parent-style-name="standard">
      <style:graphic-properties draw:fill="solid" draw:fill-color="#2f8ac7" draw:stroke="none"/>
    </style:style>
    <style:style style:name="style89" style:family="graphic" style:parent-style-name="standard">
      <style:graphic-properties draw:fill="solid" draw:fill-color="#2f89c7" draw:stroke="none"/>
    </style:style>
    <style:style style:name="style90" style:family="graphic" style:parent-style-name="standard">
      <style:graphic-properties draw:fill="solid" draw:fill-color="#2f89c6" draw:stroke="none"/>
    </style:style>
    <style:style style:name="style91" style:family="graphic" style:parent-style-name="standard">
      <style:graphic-properties draw:fill="solid" draw:fill-color="#2e88c4" draw:stroke="none"/>
    </style:style>
    <style:style style:name="style92" style:family="graphic" style:parent-style-name="standard">
      <style:graphic-properties draw:fill="solid" draw:fill-color="#2e87c4" draw:stroke="none"/>
    </style:style>
    <style:style style:name="style93" style:family="graphic" style:parent-style-name="standard">
      <style:graphic-properties draw:fill="solid" draw:fill-color="#2e87c3" draw:stroke="none"/>
    </style:style>
    <style:style style:name="style94" style:family="graphic" style:parent-style-name="standard">
      <style:graphic-properties draw:fill="solid" draw:fill-color="#2e86c2" draw:stroke="none"/>
    </style:style>
    <style:style style:name="style95" style:family="graphic" style:parent-style-name="standard">
      <style:graphic-properties draw:fill="solid" draw:fill-color="#2d86c1" draw:stroke="none"/>
    </style:style>
    <style:style style:name="style96" style:family="graphic" style:parent-style-name="standard">
      <style:graphic-properties draw:fill="solid" draw:fill-color="#2d84c0" draw:stroke="none"/>
    </style:style>
    <style:style style:name="style97" style:family="graphic" style:parent-style-name="standard">
      <style:graphic-properties draw:fill="solid" draw:fill-color="#2c82be" draw:stroke="none"/>
    </style:style>
    <style:style style:name="style98" style:family="graphic" style:parent-style-name="standard">
      <style:graphic-properties draw:fill="solid" draw:fill-color="#2c82bc" draw:stroke="none"/>
    </style:style>
    <style:style style:name="style99" style:family="graphic" style:parent-style-name="standard">
      <style:graphic-properties draw:fill="solid" draw:fill-color="#2c81bc" draw:stroke="none"/>
    </style:style>
    <style:style style:name="style100" style:family="graphic" style:parent-style-name="standard">
      <style:graphic-properties draw:fill="solid" draw:fill-color="#2c80ba" draw:stroke="none"/>
    </style:style>
    <style:style style:name="style101" style:family="graphic" style:parent-style-name="standard">
      <style:graphic-properties draw:fill="solid" draw:fill-color="#2b80ba" draw:stroke="none"/>
    </style:style>
    <style:style style:name="style102" style:family="graphic" style:parent-style-name="standard">
      <style:graphic-properties draw:fill="solid" draw:fill-color="#2b80b9" draw:stroke="none"/>
    </style:style>
    <style:style style:name="style103" style:family="graphic" style:parent-style-name="standard">
      <style:graphic-properties draw:fill="solid" draw:fill-color="#2b7fb8" draw:stroke="none"/>
    </style:style>
    <style:style style:name="style104" style:family="graphic" style:parent-style-name="standard">
      <style:graphic-properties draw:fill="solid" draw:fill-color="#2a7eb6" draw:stroke="none"/>
    </style:style>
    <style:style style:name="style105" style:family="graphic" style:parent-style-name="standard">
      <style:graphic-properties draw:fill="solid" draw:fill-color="#2a7db6" draw:stroke="none"/>
    </style:style>
    <style:style style:name="style106" style:family="graphic" style:parent-style-name="standard">
      <style:graphic-properties draw:fill="solid" draw:fill-color="#2a7cb4" draw:stroke="none"/>
    </style:style>
    <style:style style:name="style107" style:family="graphic" style:parent-style-name="standard">
      <style:graphic-properties draw:fill="solid" draw:fill-color="#2a7cb3" draw:stroke="none"/>
    </style:style>
    <style:style style:name="style108" style:family="graphic" style:parent-style-name="standard">
      <style:graphic-properties draw:fill="solid" draw:fill-color="#2a7bb3" draw:stroke="none"/>
    </style:style>
    <style:style style:name="style109" style:family="graphic" style:parent-style-name="standard">
      <style:graphic-properties draw:fill="solid" draw:fill-color="#297ab2" draw:stroke="none"/>
    </style:style>
    <style:style style:name="style110" style:family="graphic" style:parent-style-name="standard">
      <style:graphic-properties draw:fill="solid" draw:fill-color="#297ab1" draw:stroke="none"/>
    </style:style>
    <style:style style:name="style111" style:family="graphic" style:parent-style-name="standard">
      <style:graphic-properties draw:fill="solid" draw:fill-color="#2979b0" draw:stroke="none"/>
    </style:style>
    <style:style style:name="style112" style:family="graphic" style:parent-style-name="standard">
      <style:graphic-properties draw:fill="solid" draw:fill-color="#2878ae" draw:stroke="none"/>
    </style:style>
    <style:style style:name="style113" style:family="graphic" style:parent-style-name="standard">
      <style:graphic-properties draw:fill="solid" draw:fill-color="#2877ad" draw:stroke="none"/>
    </style:style>
    <style:style style:name="style114" style:family="graphic" style:parent-style-name="standard">
      <style:graphic-properties draw:fill="solid" draw:fill-color="#6a6a6a" draw:stroke="none"/>
    </style:style>
    <style:style style:name="style115" style:family="graphic" style:parent-style-name="standard">
      <style:graphic-properties draw:fill="solid" draw:fill-color="#393939" draw:stroke="none"/>
    </style:style>
  </office:styles>
  <office:automatic-styles>
    <!-- ####### 'Standard' styles ####### -->
    <style:style style:name="dp1" style:family="drawing-page"/>
    <style:style style:name="standard" style:family="graphic">
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/file>

<file path=meta.xml><?xml version="1.0" encoding="utf-8"?>
<!--
*************************************************************************
  file:  meta.xml
  Generated by Inkscape: Thu Jan 04 13:11:13 2024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1.2.2 (732a01da63, 2022-12-09)</meta:generator>
    <meta:initial-creator>Inkscape.org - 1.2.2 (732a01da63, 2022-12-09)</meta:initial-creator>
    <meta:creation-date>2024-01-04 13:11:13</meta:creation-date>
    <dc:date>2024-01-04 13:11:13</dc:date>
  </office:meta>
</office:document-meta>
</file>